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14cm"/>
    </style:style>
    <style:style style:name="co5" style:family="table-column">
      <style:table-column-properties fo:break-before="auto" style:column-width="2.238cm"/>
    </style:style>
    <style:style style:name="co6" style:family="table-column">
      <style:table-column-properties fo:break-before="auto" style:column-width="2.7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8.147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3.791cm"/>
    </style:style>
    <style:style style:name="co14" style:family="table-column">
      <style:table-column-properties fo:break-before="auto" style:column-width="3.152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133cm"/>
    </style:style>
    <style:style style:name="co17" style:family="table-column">
      <style:table-column-properties fo:break-before="auto" style:column-width="7.361cm"/>
    </style:style>
    <style:style style:name="co18" style:family="table-column">
      <style:table-column-properties fo:break-before="auto" style:column-width="2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Volunteer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Volunteer's name</text:p>
          </table:table-cell>
          <table:table-cell office:value-type="string" calcext:value-type="string">
            <text:p>Volunteer's surname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Has experie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800219604" calcext:value-type="float">
            <text:p>51800219604</text:p>
          </table:table-cell>
          <table:table-cell office:value-type="string" calcext:value-type="string">
            <text:p>Gaby</text:p>
          </table:table-cell>
          <table:table-cell office:value-type="string" calcext:value-type="string">
            <text:p>Lewis</text:p>
          </table:table-cell>
          <table:table-cell office:value-type="date" office:date-value="1951-01-02" calcext:value-type="date">
            <text:p>1951-01-02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70620951" calcext:value-type="float">
            <text:p>28870620951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Ashley</text:p>
          </table:table-cell>
          <table:table-cell office:value-type="date" office:date-value="1928-08-25" calcext:value-type="date">
            <text:p>1928-08-25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850667388" calcext:value-type="float">
            <text:p>41850667388</text:p>
          </table:table-cell>
          <table:table-cell office:value-type="string" calcext:value-type="string">
            <text:p>Olympe</text:p>
          </table:table-cell>
          <table:table-cell office:value-type="string" calcext:value-type="string">
            <text:p>Carey</text:p>
          </table:table-cell>
          <table:table-cell office:value-type="date" office:date-value="1941-06-14" calcext:value-type="date">
            <text:p>1941-06-1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820495453" calcext:value-type="float">
            <text:p>55820495453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Woodward</text:p>
          </table:table-cell>
          <table:table-cell office:value-type="date" office:date-value="1955-03-31" calcext:value-type="date">
            <text:p>1955-03-31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860635364" calcext:value-type="float">
            <text:p>61860635364</text:p>
          </table:table-cell>
          <table:table-cell office:value-type="string" calcext:value-type="string">
            <text:p>Eveleen</text:p>
          </table:table-cell>
          <table:table-cell office:value-type="string" calcext:value-type="string">
            <text:p>Morris</text:p>
          </table:table-cell>
          <table:table-cell office:value-type="date" office:date-value="1961-07-29" calcext:value-type="date">
            <text:p>1961-07-29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850220299" calcext:value-type="float">
            <text:p>29850220299</text:p>
          </table:table-cell>
          <table:table-cell office:value-type="string" calcext:value-type="string">
            <text:p>Auberon</text:p>
          </table:table-cell>
          <table:table-cell office:value-type="string" calcext:value-type="string">
            <text:p>Holmes</text:p>
          </table:table-cell>
          <table:table-cell office:value-type="date" office:date-value="1929-06-25" calcext:value-type="date">
            <text:p>1929-06-2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910063709" calcext:value-type="float">
            <text:p>36910063709</text:p>
          </table:table-cell>
          <table:table-cell office:value-type="string" calcext:value-type="string">
            <text:p>Walliw</text:p>
          </table:table-cell>
          <table:table-cell office:value-type="string" calcext:value-type="string">
            <text:p>Gibbons</text:p>
          </table:table-cell>
          <table:table-cell office:value-type="date" office:date-value="1936-12-27" calcext:value-type="date">
            <text:p>1936-12-27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830037057" calcext:value-type="float">
            <text:p>50830037057</text:p>
          </table:table-cell>
          <table:table-cell office:value-type="string" calcext:value-type="string">
            <text:p>Alonzo</text:p>
          </table:table-cell>
          <table:table-cell office:value-type="string" calcext:value-type="string">
            <text:p>Godfrey</text:p>
          </table:table-cell>
          <table:table-cell office:value-type="date" office:date-value="1950-04-16" calcext:value-type="date">
            <text:p>1950-04-16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840486174" calcext:value-type="float">
            <text:p>48840486174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Francis</text:p>
          </table:table-cell>
          <table:table-cell office:value-type="date" office:date-value="1948-05-27" calcext:value-type="date">
            <text:p>1948-05-27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800219226" calcext:value-type="float">
            <text:p>64800219226</text:p>
          </table:table-cell>
          <table:table-cell office:value-type="string" calcext:value-type="string">
            <text:p>Chastity</text:p>
          </table:table-cell>
          <table:table-cell office:value-type="string" calcext:value-type="string">
            <text:p>Lyon</text:p>
          </table:table-cell>
          <table:table-cell office:value-type="date" office:date-value="1964-01-21" calcext:value-type="date">
            <text:p>1964-01-21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870242170" calcext:value-type="float">
            <text:p>41870242170</text:p>
          </table:table-cell>
          <table:table-cell office:value-type="string" calcext:value-type="string">
            <text:p>Shay</text:p>
          </table:table-cell>
          <table:table-cell office:value-type="string" calcext:value-type="string">
            <text:p>Martinez</text:p>
          </table:table-cell>
          <table:table-cell office:value-type="date" office:date-value="1941-08-12" calcext:value-type="date">
            <text:p>1941-08-12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880459569" calcext:value-type="float">
            <text:p>55880459569</text:p>
          </table:table-cell>
          <table:table-cell office:value-type="string" calcext:value-type="string">
            <text:p>Gabi</text:p>
          </table:table-cell>
          <table:table-cell office:value-type="string" calcext:value-type="string">
            <text:p>Goldman</text:p>
          </table:table-cell>
          <table:table-cell office:value-type="date" office:date-value="1955-09-01" calcext:value-type="date">
            <text:p>1955-09-01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800549007" calcext:value-type="float">
            <text:p>7080054900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Cooke</text:p>
          </table:table-cell>
          <table:table-cell office:value-type="date" office:date-value="1970-01-23" calcext:value-type="date">
            <text:p>1970-01-23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800438711" calcext:value-type="float">
            <text:p>68800438711</text:p>
          </table:table-cell>
          <table:table-cell office:value-type="string" calcext:value-type="string">
            <text:p>Justino</text:p>
          </table:table-cell>
          <table:table-cell office:value-type="string" calcext:value-type="string">
            <text:p>Lehman</text:p>
          </table:table-cell>
          <table:table-cell office:value-type="date" office:date-value="1968-01-18" calcext:value-type="date">
            <text:p>1968-01-18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840644181" calcext:value-type="float">
            <text:p>59840644181</text:p>
          </table:table-cell>
          <table:table-cell office:value-type="string" calcext:value-type="string">
            <text:p>Belia</text:p>
          </table:table-cell>
          <table:table-cell office:value-type="string" calcext:value-type="string">
            <text:p>Kaplan</text:p>
          </table:table-cell>
          <table:table-cell office:value-type="date" office:date-value="1959-05-23" calcext:value-type="date">
            <text:p>1959-05-23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890621830" calcext:value-type="float">
            <text:p>21890621830</text:p>
          </table:table-cell>
          <table:table-cell office:value-type="string" calcext:value-type="string">
            <text:p>Rockey</text:p>
          </table:table-cell>
          <table:table-cell office:value-type="string" calcext:value-type="string">
            <text:p>Dickens</text:p>
          </table:table-cell>
          <table:table-cell office:value-type="date" office:date-value="1921-10-15" calcext:value-type="date">
            <text:p>1921-10-15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840279077" calcext:value-type="float">
            <text:p>77840279077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Kelley</text:p>
          </table:table-cell>
          <table:table-cell office:value-type="date" office:date-value="1977-05-03" calcext:value-type="date">
            <text:p>1977-05-03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830037057" calcext:value-type="float">
            <text:p>50830037057</text:p>
          </table:table-cell>
          <table:table-cell office:value-type="string" calcext:value-type="string">
            <text:p>Alonzo</text:p>
          </table:table-cell>
          <table:table-cell office:value-type="string" calcext:value-type="string">
            <text:p>Godfrey</text:p>
          </table:table-cell>
          <table:table-cell office:value-type="date" office:date-value="1950-04-16" calcext:value-type="date">
            <text:p>1950-04-16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800549007" calcext:value-type="float">
            <text:p>7080054900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Cooke</text:p>
          </table:table-cell>
          <table:table-cell office:value-type="date" office:date-value="1970-01-23" calcext:value-type="date">
            <text:p>1970-01-23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850030397" calcext:value-type="float">
            <text:p>18850030397</text:p>
          </table:table-cell>
          <table:table-cell office:value-type="string" calcext:value-type="string">
            <text:p>Yancy</text:p>
          </table:table-cell>
          <table:table-cell office:value-type="string" calcext:value-type="string">
            <text:p>Riley</text:p>
          </table:table-cell>
          <table:table-cell office:value-type="date" office:date-value="1918-06-02" calcext:value-type="date">
            <text:p>1918-06-02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890513560" calcext:value-type="float">
            <text:p>65890513560</text:p>
          </table:table-cell>
          <table:table-cell office:value-type="string" calcext:value-type="string">
            <text:p>Raychel</text:p>
          </table:table-cell>
          <table:table-cell office:value-type="string" calcext:value-type="string">
            <text:p>Medlin</text:p>
          </table:table-cell>
          <table:table-cell office:value-type="date" office:date-value="1965-10-15" calcext:value-type="date">
            <text:p>1965-10-15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910671028" calcext:value-type="float">
            <text:p>24910671028</text:p>
          </table:table-cell>
          <table:table-cell office:value-type="string" calcext:value-type="string">
            <text:p>Valry</text:p>
          </table:table-cell>
          <table:table-cell office:value-type="string" calcext:value-type="string">
            <text:p>Mercer</text:p>
          </table:table-cell>
          <table:table-cell office:value-type="date" office:date-value="1924-12-13" calcext:value-type="date">
            <text:p>1924-12-13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850469420" calcext:value-type="float">
            <text:p>79850469420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Perkins</text:p>
          </table:table-cell>
          <table:table-cell office:value-type="date" office:date-value="1979-06-07" calcext:value-type="date">
            <text:p>1979-06-07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880525050" calcext:value-type="float">
            <text:p>27880525050</text:p>
          </table:table-cell>
          <table:table-cell office:value-type="string" calcext:value-type="string">
            <text:p>Kaiser</text:p>
          </table:table-cell>
          <table:table-cell office:value-type="string" calcext:value-type="string">
            <text:p>Whitfield</text:p>
          </table:table-cell>
          <table:table-cell office:value-type="date" office:date-value="1927-09-16" calcext:value-type="date">
            <text:p>1927-09-16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870620951" calcext:value-type="float">
            <text:p>28870620951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Ashley</text:p>
          </table:table-cell>
          <table:table-cell office:value-type="date" office:date-value="1928-08-25" calcext:value-type="date">
            <text:p>1928-08-2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860635364" calcext:value-type="float">
            <text:p>61860635364</text:p>
          </table:table-cell>
          <table:table-cell office:value-type="string" calcext:value-type="string">
            <text:p>Eveleen</text:p>
          </table:table-cell>
          <table:table-cell office:value-type="string" calcext:value-type="string">
            <text:p>Morris</text:p>
          </table:table-cell>
          <table:table-cell office:value-type="date" office:date-value="1961-07-29" calcext:value-type="date">
            <text:p>1961-07-2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910551964" calcext:value-type="float">
            <text:p>31910551964</text:p>
          </table:table-cell>
          <table:table-cell office:value-type="string" calcext:value-type="string">
            <text:p>Shelli</text:p>
          </table:table-cell>
          <table:table-cell office:value-type="string" calcext:value-type="string">
            <text:p>Hester</text:p>
          </table:table-cell>
          <table:table-cell office:value-type="date" office:date-value="1931-12-04" calcext:value-type="date">
            <text:p>1931-12-0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800454269" calcext:value-type="float">
            <text:p>39800454269</text:p>
          </table:table-cell>
          <table:table-cell office:value-type="string" calcext:value-type="string">
            <text:p>Andee</text:p>
          </table:table-cell>
          <table:table-cell office:value-type="string" calcext:value-type="string">
            <text:p>Carlton</text:p>
          </table:table-cell>
          <table:table-cell office:value-type="date" office:date-value="1939-01-05" calcext:value-type="date">
            <text:p>1939-01-0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00219604" calcext:value-type="float">
            <text:p>51800219604</text:p>
          </table:table-cell>
          <table:table-cell office:value-type="string" calcext:value-type="string">
            <text:p>Gaby</text:p>
          </table:table-cell>
          <table:table-cell office:value-type="string" calcext:value-type="string">
            <text:p>Lewis</text:p>
          </table:table-cell>
          <table:table-cell office:value-type="date" office:date-value="1951-01-02" calcext:value-type="date">
            <text:p>1951-01-02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840486174" calcext:value-type="float">
            <text:p>48840486174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Francis</text:p>
          </table:table-cell>
          <table:table-cell office:value-type="date" office:date-value="1948-05-27" calcext:value-type="date">
            <text:p>1948-05-27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860605882" calcext:value-type="float">
            <text:p>67860605882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Donnelly</text:p>
          </table:table-cell>
          <table:table-cell office:value-type="date" office:date-value="1967-07-22" calcext:value-type="date">
            <text:p>1967-07-22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910688462" calcext:value-type="float">
            <text:p>20910688462</text:p>
          </table:table-cell>
          <table:table-cell office:value-type="string" calcext:value-type="string">
            <text:p>Daffie</text:p>
          </table:table-cell>
          <table:table-cell office:value-type="string" calcext:value-type="string">
            <text:p>Chan</text:p>
          </table:table-cell>
          <table:table-cell office:value-type="date" office:date-value="1920-12-25" calcext:value-type="date">
            <text:p>1920-12-25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900153445" calcext:value-type="float">
            <text:p>23900153445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Webb</text:p>
          </table:table-cell>
          <table:table-cell office:value-type="date" office:date-value="1923-11-05" calcext:value-type="date">
            <text:p>1923-11-05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810512073" calcext:value-type="float">
            <text:p>41810512073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Reynolds</text:p>
          </table:table-cell>
          <table:table-cell office:value-type="date" office:date-value="1941-02-14" calcext:value-type="date">
            <text:p>1941-02-14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900411138" calcext:value-type="float">
            <text:p>54900411138</text:p>
          </table:table-cell>
          <table:table-cell office:value-type="string" calcext:value-type="string">
            <text:p>Brose</text:p>
          </table:table-cell>
          <table:table-cell office:value-type="string" calcext:value-type="string">
            <text:p>Wilcox</text:p>
          </table:table-cell>
          <table:table-cell office:value-type="date" office:date-value="1954-11-04" calcext:value-type="date">
            <text:p>1954-11-04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810050942" calcext:value-type="float">
            <text:p>23810050942</text:p>
          </table:table-cell>
          <table:table-cell office:value-type="string" calcext:value-type="string">
            <text:p>Theressa</text:p>
          </table:table-cell>
          <table:table-cell office:value-type="string" calcext:value-type="string">
            <text:p>Haynes</text:p>
          </table:table-cell>
          <table:table-cell office:value-type="date" office:date-value="1923-02-25" calcext:value-type="date">
            <text:p>1923-02-2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910020257" calcext:value-type="float">
            <text:p>40910020257</text:p>
          </table:table-cell>
          <table:table-cell office:value-type="string" calcext:value-type="string">
            <text:p>Lenci</text:p>
          </table:table-cell>
          <table:table-cell office:value-type="string" calcext:value-type="string">
            <text:p>Lutz</text:p>
          </table:table-cell>
          <table:table-cell office:value-type="date" office:date-value="1940-12-08" calcext:value-type="date">
            <text:p>1940-12-08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870395105" calcext:value-type="float">
            <text:p>48870395105</text:p>
          </table:table-cell>
          <table:table-cell office:value-type="string" calcext:value-type="string">
            <text:p>Daveta</text:p>
          </table:table-cell>
          <table:table-cell office:value-type="string" calcext:value-type="string">
            <text:p>Coleman</text:p>
          </table:table-cell>
          <table:table-cell office:value-type="date" office:date-value="1948-08-25" calcext:value-type="date">
            <text:p>1948-08-25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3860031181" calcext:value-type="float">
            <text:p>73860031181</text:p>
          </table:table-cell>
          <table:table-cell office:value-type="string" calcext:value-type="string">
            <text:p>Kiley</text:p>
          </table:table-cell>
          <table:table-cell office:value-type="string" calcext:value-type="string">
            <text:p>Barton</text:p>
          </table:table-cell>
          <table:table-cell office:value-type="date" office:date-value="1973-07-29" calcext:value-type="date">
            <text:p>1973-07-2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810433601" calcext:value-type="float">
            <text:p>55810433601</text:p>
          </table:table-cell>
          <table:table-cell office:value-type="string" calcext:value-type="string">
            <text:p>Clarissa</text:p>
          </table:table-cell>
          <table:table-cell office:value-type="string" calcext:value-type="string">
            <text:p>Shea</text:p>
          </table:table-cell>
          <table:table-cell office:value-type="date" office:date-value="1955-02-03" calcext:value-type="date">
            <text:p>1955-02-03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890054428" calcext:value-type="float">
            <text:p>39890054428</text:p>
          </table:table-cell>
          <table:table-cell office:value-type="string" calcext:value-type="string">
            <text:p>Karee</text:p>
          </table:table-cell>
          <table:table-cell office:value-type="string" calcext:value-type="string">
            <text:p>Barnes</text:p>
          </table:table-cell>
          <table:table-cell office:value-type="date" office:date-value="1939-10-08" calcext:value-type="date">
            <text:p>1939-10-08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900153445" calcext:value-type="float">
            <text:p>23900153445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Webb</text:p>
          </table:table-cell>
          <table:table-cell office:value-type="date" office:date-value="1923-11-05" calcext:value-type="date">
            <text:p>1923-11-0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870385579" calcext:value-type="float">
            <text:p>53870385579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Benton</text:p>
          </table:table-cell>
          <table:table-cell office:value-type="date" office:date-value="1953-08-12" calcext:value-type="date">
            <text:p>1953-08-12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830086740" calcext:value-type="float">
            <text:p>19830086740</text:p>
          </table:table-cell>
          <table:table-cell office:value-type="string" calcext:value-type="string">
            <text:p>Lesya</text:p>
          </table:table-cell>
          <table:table-cell office:value-type="string" calcext:value-type="string">
            <text:p>Wyatt</text:p>
          </table:table-cell>
          <table:table-cell office:value-type="date" office:date-value="1919-04-20" calcext:value-type="date">
            <text:p>1919-04-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850451751" calcext:value-type="float">
            <text:p>20850451751</text:p>
          </table:table-cell>
          <table:table-cell office:value-type="string" calcext:value-type="string">
            <text:p>Derwin</text:p>
          </table:table-cell>
          <table:table-cell office:value-type="string" calcext:value-type="string">
            <text:p>McMillan</text:p>
          </table:table-cell>
          <table:table-cell office:value-type="date" office:date-value="1920-06-17" calcext:value-type="date">
            <text:p>1920-06-17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850052761" calcext:value-type="float">
            <text:p>59850052761</text:p>
          </table:table-cell>
          <table:table-cell office:value-type="string" calcext:value-type="string">
            <text:p>Faythe</text:p>
          </table:table-cell>
          <table:table-cell office:value-type="string" calcext:value-type="string">
            <text:p>Proctor</text:p>
          </table:table-cell>
          <table:table-cell office:value-type="date" office:date-value="1959-06-07" calcext:value-type="date">
            <text:p>1959-06-07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890621830" calcext:value-type="float">
            <text:p>21890621830</text:p>
          </table:table-cell>
          <table:table-cell office:value-type="string" calcext:value-type="string">
            <text:p>Rockey</text:p>
          </table:table-cell>
          <table:table-cell office:value-type="string" calcext:value-type="string">
            <text:p>Dickens</text:p>
          </table:table-cell>
          <table:table-cell office:value-type="date" office:date-value="1921-10-15" calcext:value-type="date">
            <text:p>1921-10-1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870395105" calcext:value-type="float">
            <text:p>48870395105</text:p>
          </table:table-cell>
          <table:table-cell office:value-type="string" calcext:value-type="string">
            <text:p>Daveta</text:p>
          </table:table-cell>
          <table:table-cell office:value-type="string" calcext:value-type="string">
            <text:p>Coleman</text:p>
          </table:table-cell>
          <table:table-cell office:value-type="date" office:date-value="1948-08-25" calcext:value-type="date">
            <text:p>1948-08-2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800670513" calcext:value-type="float">
            <text:p>62800670513</text:p>
          </table:table-cell>
          <table:table-cell office:value-type="string" calcext:value-type="string">
            <text:p>Arnie</text:p>
          </table:table-cell>
          <table:table-cell office:value-type="string" calcext:value-type="string">
            <text:p>Washington</text:p>
          </table:table-cell>
          <table:table-cell office:value-type="date" office:date-value="1962-01-06" calcext:value-type="date">
            <text:p>1962-01-06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820493235" calcext:value-type="float">
            <text:p>19820493235</text:p>
          </table:table-cell>
          <table:table-cell office:value-type="string" calcext:value-type="string">
            <text:p>Allie</text:p>
          </table:table-cell>
          <table:table-cell office:value-type="string" calcext:value-type="string">
            <text:p>Roberson</text:p>
          </table:table-cell>
          <table:table-cell office:value-type="date" office:date-value="1919-03-13" calcext:value-type="date">
            <text:p>1919-03-13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880566881" calcext:value-type="float">
            <text:p>55880566881</text:p>
          </table:table-cell>
          <table:table-cell office:value-type="string" calcext:value-type="string">
            <text:p>Crysta</text:p>
          </table:table-cell>
          <table:table-cell office:value-type="string" calcext:value-type="string">
            <text:p>Dickens</text:p>
          </table:table-cell>
          <table:table-cell office:value-type="date" office:date-value="1955-09-16" calcext:value-type="date">
            <text:p>1955-09-16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850233082" calcext:value-type="float">
            <text:p>43850233082</text:p>
          </table:table-cell>
          <table:table-cell office:value-type="string" calcext:value-type="string">
            <text:p>Jocelin</text:p>
          </table:table-cell>
          <table:table-cell office:value-type="string" calcext:value-type="string">
            <text:p>Weber</text:p>
          </table:table-cell>
          <table:table-cell office:value-type="date" office:date-value="1943-06-29" calcext:value-type="date">
            <text:p>1943-06-29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890398735" calcext:value-type="float">
            <text:p>51890398735</text:p>
          </table:table-cell>
          <table:table-cell office:value-type="string" calcext:value-type="string">
            <text:p>Kincaid</text:p>
          </table:table-cell>
          <table:table-cell office:value-type="string" calcext:value-type="string">
            <text:p>Buck</text:p>
          </table:table-cell>
          <table:table-cell office:value-type="date" office:date-value="1951-10-17" calcext:value-type="date">
            <text:p>1951-10-17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800114709" calcext:value-type="float">
            <text:p>42800114709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Khan</text:p>
          </table:table-cell>
          <table:table-cell office:value-type="date" office:date-value="1942-01-12" calcext:value-type="date">
            <text:p>1942-01-12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880459569" calcext:value-type="float">
            <text:p>55880459569</text:p>
          </table:table-cell>
          <table:table-cell office:value-type="string" calcext:value-type="string">
            <text:p>Gabi</text:p>
          </table:table-cell>
          <table:table-cell office:value-type="string" calcext:value-type="string">
            <text:p>Goldman</text:p>
          </table:table-cell>
          <table:table-cell office:value-type="date" office:date-value="1955-09-01" calcext:value-type="date">
            <text:p>1955-09-01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840291860" calcext:value-type="float">
            <text:p>24840291860</text:p>
          </table:table-cell>
          <table:table-cell office:value-type="string" calcext:value-type="string">
            <text:p>Melosa</text:p>
          </table:table-cell>
          <table:table-cell office:value-type="string" calcext:value-type="string">
            <text:p>Lester</text:p>
          </table:table-cell>
          <table:table-cell office:value-type="date" office:date-value="1924-05-27" calcext:value-type="date">
            <text:p>1924-05-27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860413070" calcext:value-type="float">
            <text:p>27860413070</text:p>
          </table:table-cell>
          <table:table-cell office:value-type="string" calcext:value-type="string">
            <text:p>Zacharias</text:p>
          </table:table-cell>
          <table:table-cell office:value-type="string" calcext:value-type="string">
            <text:p>Wiley</text:p>
          </table:table-cell>
          <table:table-cell office:value-type="date" office:date-value="1927-07-07" calcext:value-type="date">
            <text:p>1927-07-07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870242170" calcext:value-type="float">
            <text:p>41870242170</text:p>
          </table:table-cell>
          <table:table-cell office:value-type="string" calcext:value-type="string">
            <text:p>Shay</text:p>
          </table:table-cell>
          <table:table-cell office:value-type="string" calcext:value-type="string">
            <text:p>Martinez</text:p>
          </table:table-cell>
          <table:table-cell office:value-type="date" office:date-value="1941-08-12" calcext:value-type="date">
            <text:p>1941-08-12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810306061" calcext:value-type="float">
            <text:p>18810306061</text:p>
          </table:table-cell>
          <table:table-cell office:value-type="string" calcext:value-type="string">
            <text:p>Carlyn</text:p>
          </table:table-cell>
          <table:table-cell office:value-type="string" calcext:value-type="string">
            <text:p>Zimmerman</text:p>
          </table:table-cell>
          <table:table-cell office:value-type="date" office:date-value="1918-02-27" calcext:value-type="date">
            <text:p>1918-02-27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840189918" calcext:value-type="float">
            <text:p>37840189918</text:p>
          </table:table-cell>
          <table:table-cell office:value-type="string" calcext:value-type="string">
            <text:p>Findley</text:p>
          </table:table-cell>
          <table:table-cell office:value-type="string" calcext:value-type="string">
            <text:p>Baxter</text:p>
          </table:table-cell>
          <table:table-cell office:value-type="date" office:date-value="1937-05-10" calcext:value-type="date">
            <text:p>1937-05-1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850623222" calcext:value-type="float">
            <text:p>79850623222</text:p>
          </table:table-cell>
          <table:table-cell office:value-type="string" calcext:value-type="string">
            <text:p>Othella</text:p>
          </table:table-cell>
          <table:table-cell office:value-type="string" calcext:value-type="string">
            <text:p>Sherrill</text:p>
          </table:table-cell>
          <table:table-cell office:value-type="date" office:date-value="1979-06-30" calcext:value-type="date">
            <text:p>1979-06-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840290805" calcext:value-type="float">
            <text:p>44840290805</text:p>
          </table:table-cell>
          <table:table-cell office:value-type="string" calcext:value-type="string">
            <text:p>Lucilia</text:p>
          </table:table-cell>
          <table:table-cell office:value-type="string" calcext:value-type="string">
            <text:p>Hawley</text:p>
          </table:table-cell>
          <table:table-cell office:value-type="date" office:date-value="1944-05-16" calcext:value-type="date">
            <text:p>1944-05-16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890513560" calcext:value-type="float">
            <text:p>65890513560</text:p>
          </table:table-cell>
          <table:table-cell office:value-type="string" calcext:value-type="string">
            <text:p>Raychel</text:p>
          </table:table-cell>
          <table:table-cell office:value-type="string" calcext:value-type="string">
            <text:p>Medlin</text:p>
          </table:table-cell>
          <table:table-cell office:value-type="date" office:date-value="1965-10-15" calcext:value-type="date">
            <text:p>1965-10-1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830086740" calcext:value-type="float">
            <text:p>19830086740</text:p>
          </table:table-cell>
          <table:table-cell office:value-type="string" calcext:value-type="string">
            <text:p>Lesya</text:p>
          </table:table-cell>
          <table:table-cell office:value-type="string" calcext:value-type="string">
            <text:p>Wyatt</text:p>
          </table:table-cell>
          <table:table-cell office:value-type="date" office:date-value="1919-04-20" calcext:value-type="date">
            <text:p>1919-04-2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900411138" calcext:value-type="float">
            <text:p>54900411138</text:p>
          </table:table-cell>
          <table:table-cell office:value-type="string" calcext:value-type="string">
            <text:p>Brose</text:p>
          </table:table-cell>
          <table:table-cell office:value-type="string" calcext:value-type="string">
            <text:p>Wilcox</text:p>
          </table:table-cell>
          <table:table-cell office:value-type="date" office:date-value="1954-11-04" calcext:value-type="date">
            <text:p>1954-11-0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820415965" calcext:value-type="float">
            <text:p>39820415965</text:p>
          </table:table-cell>
          <table:table-cell office:value-type="string" calcext:value-type="string">
            <text:p>Livvyy</text:p>
          </table:table-cell>
          <table:table-cell office:value-type="string" calcext:value-type="string">
            <text:p>Peterson</text:p>
          </table:table-cell>
          <table:table-cell office:value-type="date" office:date-value="1939-03-09" calcext:value-type="date">
            <text:p>1939-03-0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810157664" calcext:value-type="float">
            <text:p>24810157664</text:p>
          </table:table-cell>
          <table:table-cell office:value-type="string" calcext:value-type="string">
            <text:p>Evangelia</text:p>
          </table:table-cell>
          <table:table-cell office:value-type="string" calcext:value-type="string">
            <text:p>Greene</text:p>
          </table:table-cell>
          <table:table-cell office:value-type="date" office:date-value="1924-02-18" calcext:value-type="date">
            <text:p>1924-02-18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890664230" calcext:value-type="float">
            <text:p>31890664230</text:p>
          </table:table-cell>
          <table:table-cell office:value-type="string" calcext:value-type="string">
            <text:p>Tarrance</text:p>
          </table:table-cell>
          <table:table-cell office:value-type="string" calcext:value-type="string">
            <text:p>Bowman</text:p>
          </table:table-cell>
          <table:table-cell office:value-type="date" office:date-value="1931-10-10" calcext:value-type="date">
            <text:p>1931-10-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820166056" calcext:value-type="float">
            <text:p>64820166056</text:p>
          </table:table-cell>
          <table:table-cell office:value-type="string" calcext:value-type="string">
            <text:p>Grannie</text:p>
          </table:table-cell>
          <table:table-cell office:value-type="string" calcext:value-type="string">
            <text:p>Kidd</text:p>
          </table:table-cell>
          <table:table-cell office:value-type="date" office:date-value="1964-03-02" calcext:value-type="date">
            <text:p>1964-03-02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900193762" calcext:value-type="float">
            <text:p>65900193762</text:p>
          </table:table-cell>
          <table:table-cell office:value-type="string" calcext:value-type="string">
            <text:p>Cristie</text:p>
          </table:table-cell>
          <table:table-cell office:value-type="string" calcext:value-type="string">
            <text:p>Langley</text:p>
          </table:table-cell>
          <table:table-cell office:value-type="date" office:date-value="1965-11-29" calcext:value-type="date">
            <text:p>1965-11-2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820495903" calcext:value-type="float">
            <text:p>39820495903</text:p>
          </table:table-cell>
          <table:table-cell office:value-type="string" calcext:value-type="string">
            <text:p>Virgina</text:p>
          </table:table-cell>
          <table:table-cell office:value-type="string" calcext:value-type="string">
            <text:p>Boykin</text:p>
          </table:table-cell>
          <table:table-cell office:value-type="date" office:date-value="1939-03-30" calcext:value-type="date">
            <text:p>1939-03-3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870536020" calcext:value-type="float">
            <text:p>18870536020</text:p>
          </table:table-cell>
          <table:table-cell office:value-type="string" calcext:value-type="string">
            <text:p>Janella</text:p>
          </table:table-cell>
          <table:table-cell office:value-type="string" calcext:value-type="string">
            <text:p>Leach</text:p>
          </table:table-cell>
          <table:table-cell office:value-type="date" office:date-value="1918-08-16" calcext:value-type="date">
            <text:p>1918-08-16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890207932" calcext:value-type="float">
            <text:p>35890207932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Case</text:p>
          </table:table-cell>
          <table:table-cell office:value-type="date" office:date-value="1935-10-01" calcext:value-type="date">
            <text:p>1935-10-01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850443143" calcext:value-type="float">
            <text:p>33850443143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tewart</text:p>
          </table:table-cell>
          <table:table-cell office:value-type="date" office:date-value="1933-06-15" calcext:value-type="date">
            <text:p>1933-06-1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2900699078" calcext:value-type="float">
            <text:p>62900699078</text:p>
          </table:table-cell>
          <table:table-cell office:value-type="string" calcext:value-type="string">
            <text:p>Orville</text:p>
          </table:table-cell>
          <table:table-cell office:value-type="string" calcext:value-type="string">
            <text:p>Klein</text:p>
          </table:table-cell>
          <table:table-cell office:value-type="date" office:date-value="1962-11-10" calcext:value-type="date">
            <text:p>1962-11-1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860209677" calcext:value-type="float">
            <text:p>43860209677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Peterson</text:p>
          </table:table-cell>
          <table:table-cell office:value-type="date" office:date-value="1943-07-13" calcext:value-type="date">
            <text:p>1943-07-13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830220234" calcext:value-type="float">
            <text:p>68830220234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Caldwell</text:p>
          </table:table-cell>
          <table:table-cell office:value-type="date" office:date-value="1968-04-23" calcext:value-type="date">
            <text:p>1968-04-23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880584355" calcext:value-type="float">
            <text:p>20880584355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Ennis</text:p>
          </table:table-cell>
          <table:table-cell office:value-type="date" office:date-value="1920-09-24" calcext:value-type="date">
            <text:p>1920-09-24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810326159" calcext:value-type="float">
            <text:p>52810326159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aunders</text:p>
          </table:table-cell>
          <table:table-cell office:value-type="date" office:date-value="1952-02-20" calcext:value-type="date">
            <text:p>1952-02-2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810589040" calcext:value-type="float">
            <text:p>78810589040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Freeman</text:p>
          </table:table-cell>
          <table:table-cell office:value-type="date" office:date-value="1978-02-24" calcext:value-type="date">
            <text:p>1978-02-2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820016767" calcext:value-type="float">
            <text:p>41820016767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Reeves</text:p>
          </table:table-cell>
          <table:table-cell office:value-type="date" office:date-value="1941-03-30" calcext:value-type="date">
            <text:p>1941-03-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860635210" calcext:value-type="float">
            <text:p>36860635210</text:p>
          </table:table-cell>
          <table:table-cell office:value-type="string" calcext:value-type="string">
            <text:p>Garrott</text:p>
          </table:table-cell>
          <table:table-cell office:value-type="string" calcext:value-type="string">
            <text:p>Marsh</text:p>
          </table:table-cell>
          <table:table-cell office:value-type="date" office:date-value="1936-07-18" calcext:value-type="date">
            <text:p>1936-07-18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910688462" calcext:value-type="float">
            <text:p>20910688462</text:p>
          </table:table-cell>
          <table:table-cell office:value-type="string" calcext:value-type="string">
            <text:p>Daffie</text:p>
          </table:table-cell>
          <table:table-cell office:value-type="string" calcext:value-type="string">
            <text:p>Chan</text:p>
          </table:table-cell>
          <table:table-cell office:value-type="date" office:date-value="1920-12-25" calcext:value-type="date">
            <text:p>1920-12-2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7810315292" calcext:value-type="float">
            <text:p>67810315292</text:p>
          </table:table-cell>
          <table:table-cell office:value-type="string" calcext:value-type="string">
            <text:p>Mahmoud</text:p>
          </table:table-cell>
          <table:table-cell office:value-type="string" calcext:value-type="string">
            <text:p>Parks</text:p>
          </table:table-cell>
          <table:table-cell office:value-type="date" office:date-value="1967-02-08" calcext:value-type="date">
            <text:p>1967-02-08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8880258635" calcext:value-type="float">
            <text:p>58880258635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Scott</text:p>
          </table:table-cell>
          <table:table-cell office:value-type="date" office:date-value="1958-09-30" calcext:value-type="date">
            <text:p>1958-09-3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8850538835" calcext:value-type="float">
            <text:p>58850538835</text:p>
          </table:table-cell>
          <table:table-cell office:value-type="string" calcext:value-type="string">
            <text:p>Ralf</text:p>
          </table:table-cell>
          <table:table-cell office:value-type="string" calcext:value-type="string">
            <text:p>Coley</text:p>
          </table:table-cell>
          <table:table-cell office:value-type="date" office:date-value="1958-06-06" calcext:value-type="date">
            <text:p>1958-06-06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800284514" calcext:value-type="float">
            <text:p>59800284514</text:p>
          </table:table-cell>
          <table:table-cell office:value-type="string" calcext:value-type="string">
            <text:p>Victoir</text:p>
          </table:table-cell>
          <table:table-cell office:value-type="string" calcext:value-type="string">
            <text:p>Stone</text:p>
          </table:table-cell>
          <table:table-cell office:value-type="date" office:date-value="1959-01-20" calcext:value-type="date">
            <text:p>1959-01-2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850265358" calcext:value-type="float">
            <text:p>31850265358</text:p>
          </table:table-cell>
          <table:table-cell office:value-type="string" calcext:value-type="string">
            <text:p>Gabie</text:p>
          </table:table-cell>
          <table:table-cell office:value-type="string" calcext:value-type="string">
            <text:p>Marsh</text:p>
          </table:table-cell>
          <table:table-cell office:value-type="date" office:date-value="1931-06-02" calcext:value-type="date">
            <text:p>1931-06-02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910543568" calcext:value-type="float">
            <text:p>56910543568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Reilly</text:p>
          </table:table-cell>
          <table:table-cell office:value-type="date" office:date-value="1956-12-28" calcext:value-type="date">
            <text:p>1956-12-28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890458948" calcext:value-type="float">
            <text:p>78890458948</text:p>
          </table:table-cell>
          <table:table-cell office:value-type="string" calcext:value-type="string">
            <text:p>Rubia</text:p>
          </table:table-cell>
          <table:table-cell office:value-type="string" calcext:value-type="string">
            <text:p>Williamson</text:p>
          </table:table-cell>
          <table:table-cell office:value-type="date" office:date-value="1978-10-19" calcext:value-type="date">
            <text:p>1978-10-19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880409794" calcext:value-type="float">
            <text:p>74880409794</text:p>
          </table:table-cell>
          <table:table-cell office:value-type="string" calcext:value-type="string">
            <text:p>Clevie</text:p>
          </table:table-cell>
          <table:table-cell office:value-type="string" calcext:value-type="string">
            <text:p>Duke</text:p>
          </table:table-cell>
          <table:table-cell office:value-type="date" office:date-value="1974-09-05" calcext:value-type="date">
            <text:p>1974-09-05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6800548050" calcext:value-type="float">
            <text:p>66800548050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tlett</text:p>
          </table:table-cell>
          <table:table-cell office:value-type="date" office:date-value="1966-01-28" calcext:value-type="date">
            <text:p>1966-01-28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800065872" calcext:value-type="float">
            <text:p>55800065872</text:p>
          </table:table-cell>
          <table:table-cell office:value-type="string" calcext:value-type="string">
            <text:p>Leonhard</text:p>
          </table:table-cell>
          <table:table-cell office:value-type="string" calcext:value-type="string">
            <text:p>Dixon</text:p>
          </table:table-cell>
          <table:table-cell office:value-type="date" office:date-value="1955-01-30" calcext:value-type="date">
            <text:p>1955-01-3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890054428" calcext:value-type="float">
            <text:p>39890054428</text:p>
          </table:table-cell>
          <table:table-cell office:value-type="string" calcext:value-type="string">
            <text:p>Karee</text:p>
          </table:table-cell>
          <table:table-cell office:value-type="string" calcext:value-type="string">
            <text:p>Barnes</text:p>
          </table:table-cell>
          <table:table-cell office:value-type="date" office:date-value="1939-10-08" calcext:value-type="date">
            <text:p>1939-10-08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910646361" calcext:value-type="float">
            <text:p>51910646361</text:p>
          </table:table-cell>
          <table:table-cell office:value-type="string" calcext:value-type="string">
            <text:p>Malissa</text:p>
          </table:table-cell>
          <table:table-cell office:value-type="string" calcext:value-type="string">
            <text:p>Camp</text:p>
          </table:table-cell>
          <table:table-cell office:value-type="date" office:date-value="1951-12-29" calcext:value-type="date">
            <text:p>1951-12-2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840290805" calcext:value-type="float">
            <text:p>44840290805</text:p>
          </table:table-cell>
          <table:table-cell office:value-type="string" calcext:value-type="string">
            <text:p>Lucilia</text:p>
          </table:table-cell>
          <table:table-cell office:value-type="string" calcext:value-type="string">
            <text:p>Hawley</text:p>
          </table:table-cell>
          <table:table-cell office:value-type="date" office:date-value="1944-05-16" calcext:value-type="date">
            <text:p>1944-05-16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850233082" calcext:value-type="float">
            <text:p>43850233082</text:p>
          </table:table-cell>
          <table:table-cell office:value-type="string" calcext:value-type="string">
            <text:p>Jocelin</text:p>
          </table:table-cell>
          <table:table-cell office:value-type="string" calcext:value-type="string">
            <text:p>Weber</text:p>
          </table:table-cell>
          <table:table-cell office:value-type="date" office:date-value="1943-06-29" calcext:value-type="date">
            <text:p>1943-06-2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4880409794" calcext:value-type="float">
            <text:p>74880409794</text:p>
          </table:table-cell>
          <table:table-cell office:value-type="string" calcext:value-type="string">
            <text:p>Clevie</text:p>
          </table:table-cell>
          <table:table-cell office:value-type="string" calcext:value-type="string">
            <text:p>Duke</text:p>
          </table:table-cell>
          <table:table-cell office:value-type="date" office:date-value="1974-09-05" calcext:value-type="date">
            <text:p>1974-09-0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1820210847" calcext:value-type="float">
            <text:p>71820210847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Adler</text:p>
          </table:table-cell>
          <table:table-cell office:value-type="date" office:date-value="1971-03-16" calcext:value-type="date">
            <text:p>1971-03-16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810175718" calcext:value-type="float">
            <text:p>60810175718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Crabtree</text:p>
          </table:table-cell>
          <table:table-cell office:value-type="date" office:date-value="1960-02-15" calcext:value-type="date">
            <text:p>1960-02-1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850561627" calcext:value-type="float">
            <text:p>35850561627</text:p>
          </table:table-cell>
          <table:table-cell office:value-type="string" calcext:value-type="string">
            <text:p>Anetta</text:p>
          </table:table-cell>
          <table:table-cell office:value-type="string" calcext:value-type="string">
            <text:p>Fuller</text:p>
          </table:table-cell>
          <table:table-cell office:value-type="date" office:date-value="1935-06-14" calcext:value-type="date">
            <text:p>1935-06-1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870116071" calcext:value-type="float">
            <text:p>41870116071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McClure</text:p>
          </table:table-cell>
          <table:table-cell office:value-type="date" office:date-value="1941-08-11" calcext:value-type="date">
            <text:p>1941-08-11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900355208" calcext:value-type="float">
            <text:p>37900355208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Carlson</text:p>
          </table:table-cell>
          <table:table-cell office:value-type="date" office:date-value="1937-11-24" calcext:value-type="date">
            <text:p>1937-11-24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840489089" calcext:value-type="float">
            <text:p>24840489089</text:p>
          </table:table-cell>
          <table:table-cell office:value-type="string" calcext:value-type="string">
            <text:p>Maxie</text:p>
          </table:table-cell>
          <table:table-cell office:value-type="string" calcext:value-type="string">
            <text:p>Hill</text:p>
          </table:table-cell>
          <table:table-cell office:value-type="date" office:date-value="1924-05-15" calcext:value-type="date">
            <text:p>1924-05-15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820493235" calcext:value-type="float">
            <text:p>19820493235</text:p>
          </table:table-cell>
          <table:table-cell office:value-type="string" calcext:value-type="string">
            <text:p>Allie</text:p>
          </table:table-cell>
          <table:table-cell office:value-type="string" calcext:value-type="string">
            <text:p>Roberson</text:p>
          </table:table-cell>
          <table:table-cell office:value-type="date" office:date-value="1919-03-13" calcext:value-type="date">
            <text:p>1919-03-13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810157664" calcext:value-type="float">
            <text:p>24810157664</text:p>
          </table:table-cell>
          <table:table-cell office:value-type="string" calcext:value-type="string">
            <text:p>Evangelia</text:p>
          </table:table-cell>
          <table:table-cell office:value-type="string" calcext:value-type="string">
            <text:p>Greene</text:p>
          </table:table-cell>
          <table:table-cell office:value-type="date" office:date-value="1924-02-18" calcext:value-type="date">
            <text:p>1924-02-18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880547013" calcext:value-type="float">
            <text:p>28880547013</text:p>
          </table:table-cell>
          <table:table-cell office:value-type="string" calcext:value-type="string">
            <text:p>Gabbie</text:p>
          </table:table-cell>
          <table:table-cell office:value-type="string" calcext:value-type="string">
            <text:p>Wilkins</text:p>
          </table:table-cell>
          <table:table-cell office:value-type="date" office:date-value="1928-09-21" calcext:value-type="date">
            <text:p>1928-09-21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7900088152" calcext:value-type="float">
            <text:p>47900088152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High</text:p>
          </table:table-cell>
          <table:table-cell office:value-type="date" office:date-value="1947-11-30" calcext:value-type="date">
            <text:p>1947-11-3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890698658" calcext:value-type="float">
            <text:p>70890698658</text:p>
          </table:table-cell>
          <table:table-cell office:value-type="string" calcext:value-type="string">
            <text:p>Antone</text:p>
          </table:table-cell>
          <table:table-cell office:value-type="string" calcext:value-type="string">
            <text:p>Deal</text:p>
          </table:table-cell>
          <table:table-cell office:value-type="date" office:date-value="1970-10-24" calcext:value-type="date">
            <text:p>1970-10-24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880461926" calcext:value-type="float">
            <text:p>26880461926</text:p>
          </table:table-cell>
          <table:table-cell office:value-type="string" calcext:value-type="string">
            <text:p>Nata</text:p>
          </table:table-cell>
          <table:table-cell office:value-type="string" calcext:value-type="string">
            <text:p>Epstein</text:p>
          </table:table-cell>
          <table:table-cell office:value-type="date" office:date-value="1926-09-09" calcext:value-type="date">
            <text:p>1926-09-0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890664230" calcext:value-type="float">
            <text:p>31890664230</text:p>
          </table:table-cell>
          <table:table-cell office:value-type="string" calcext:value-type="string">
            <text:p>Tarrance</text:p>
          </table:table-cell>
          <table:table-cell office:value-type="string" calcext:value-type="string">
            <text:p>Bowman</text:p>
          </table:table-cell>
          <table:table-cell office:value-type="date" office:date-value="1931-10-10" calcext:value-type="date">
            <text:p>1931-10-1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8890589550" calcext:value-type="float">
            <text:p>78890589550</text:p>
          </table:table-cell>
          <table:table-cell office:value-type="string" calcext:value-type="string">
            <text:p>Orson</text:p>
          </table:table-cell>
          <table:table-cell office:value-type="string" calcext:value-type="string">
            <text:p>McLamb</text:p>
          </table:table-cell>
          <table:table-cell office:value-type="date" office:date-value="1978-10-13" calcext:value-type="date">
            <text:p>1978-10-13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900336993" calcext:value-type="float">
            <text:p>55900336993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Welsh</text:p>
          </table:table-cell>
          <table:table-cell office:value-type="date" office:date-value="1955-11-09" calcext:value-type="date">
            <text:p>1955-11-0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850038150" calcext:value-type="float">
            <text:p>26850038150</text:p>
          </table:table-cell>
          <table:table-cell office:value-type="string" calcext:value-type="string">
            <text:p>Cyrillus</text:p>
          </table:table-cell>
          <table:table-cell office:value-type="string" calcext:value-type="string">
            <text:p>Berry</text:p>
          </table:table-cell>
          <table:table-cell office:value-type="date" office:date-value="1926-06-06" calcext:value-type="date">
            <text:p>1926-06-06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870473944" calcext:value-type="float">
            <text:p>57870473944</text:p>
          </table:table-cell>
          <table:table-cell office:value-type="string" calcext:value-type="string">
            <text:p>Lorene</text:p>
          </table:table-cell>
          <table:table-cell office:value-type="string" calcext:value-type="string">
            <text:p>Joseph</text:p>
          </table:table-cell>
          <table:table-cell office:value-type="date" office:date-value="1957-08-15" calcext:value-type="date">
            <text:p>1957-08-15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910359415" calcext:value-type="float">
            <text:p>52910359415</text:p>
          </table:table-cell>
          <table:table-cell office:value-type="string" calcext:value-type="string">
            <text:p>Geordie</text:p>
          </table:table-cell>
          <table:table-cell office:value-type="string" calcext:value-type="string">
            <text:p>Bradley</text:p>
          </table:table-cell>
          <table:table-cell office:value-type="date" office:date-value="1952-12-17" calcext:value-type="date">
            <text:p>1952-12-17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880584355" calcext:value-type="float">
            <text:p>20880584355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Ennis</text:p>
          </table:table-cell>
          <table:table-cell office:value-type="date" office:date-value="1920-09-24" calcext:value-type="date">
            <text:p>1920-09-2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4830227388" calcext:value-type="float">
            <text:p>34830227388</text:p>
          </table:table-cell>
          <table:table-cell office:value-type="string" calcext:value-type="string">
            <text:p>Wileen</text:p>
          </table:table-cell>
          <table:table-cell office:value-type="string" calcext:value-type="string">
            <text:p>Odom</text:p>
          </table:table-cell>
          <table:table-cell office:value-type="date" office:date-value="1934-04-10" calcext:value-type="date">
            <text:p>1934-04-1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830227399" calcext:value-type="float">
            <text:p>27830227399</text:p>
          </table:table-cell>
          <table:table-cell office:value-type="string" calcext:value-type="string">
            <text:p>Marcellus</text:p>
          </table:table-cell>
          <table:table-cell office:value-type="string" calcext:value-type="string">
            <text:p>Bender</text:p>
          </table:table-cell>
          <table:table-cell office:value-type="date" office:date-value="1927-04-26" calcext:value-type="date">
            <text:p>1927-04-26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850052761" calcext:value-type="float">
            <text:p>59850052761</text:p>
          </table:table-cell>
          <table:table-cell office:value-type="string" calcext:value-type="string">
            <text:p>Faythe</text:p>
          </table:table-cell>
          <table:table-cell office:value-type="string" calcext:value-type="string">
            <text:p>Proctor</text:p>
          </table:table-cell>
          <table:table-cell office:value-type="date" office:date-value="1959-06-07" calcext:value-type="date">
            <text:p>1959-06-07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9850623222" calcext:value-type="float">
            <text:p>79850623222</text:p>
          </table:table-cell>
          <table:table-cell office:value-type="string" calcext:value-type="string">
            <text:p>Othella</text:p>
          </table:table-cell>
          <table:table-cell office:value-type="string" calcext:value-type="string">
            <text:p>Sherrill</text:p>
          </table:table-cell>
          <table:table-cell office:value-type="date" office:date-value="1979-06-30" calcext:value-type="date">
            <text:p>1979-06-3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7870666273" calcext:value-type="float">
            <text:p>67870666273</text:p>
          </table:table-cell>
          <table:table-cell office:value-type="string" calcext:value-type="string">
            <text:p>Aguste</text:p>
          </table:table-cell>
          <table:table-cell office:value-type="string" calcext:value-type="string">
            <text:p>Cherry</text:p>
          </table:table-cell>
          <table:table-cell office:value-type="date" office:date-value="1967-08-19" calcext:value-type="date">
            <text:p>1967-08-1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1820210153" calcext:value-type="float">
            <text:p>71820210153</text:p>
          </table:table-cell>
          <table:table-cell office:value-type="string" calcext:value-type="string">
            <text:p>Hewe</text:p>
          </table:table-cell>
          <table:table-cell office:value-type="string" calcext:value-type="string">
            <text:p>Hutchinson</text:p>
          </table:table-cell>
          <table:table-cell office:value-type="date" office:date-value="1971-03-23" calcext:value-type="date">
            <text:p>1971-03-23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3860587213" calcext:value-type="float">
            <text:p>53860587213</text:p>
          </table:table-cell>
          <table:table-cell office:value-type="string" calcext:value-type="string">
            <text:p>Vernen</text:p>
          </table:table-cell>
          <table:table-cell office:value-type="string" calcext:value-type="string">
            <text:p>Wheeler</text:p>
          </table:table-cell>
          <table:table-cell office:value-type="date" office:date-value="1953-07-31" calcext:value-type="date">
            <text:p>1953-07-31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6890239110" calcext:value-type="float">
            <text:p>36890239110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Parker</text:p>
          </table:table-cell>
          <table:table-cell office:value-type="date" office:date-value="1936-10-20" calcext:value-type="date">
            <text:p>1936-10-2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9910691479" calcext:value-type="float">
            <text:p>59910691479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Rice</text:p>
          </table:table-cell>
          <table:table-cell office:value-type="date" office:date-value="1959-12-26" calcext:value-type="date">
            <text:p>1959-12-26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6820527924" calcext:value-type="float">
            <text:p>56820527924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Jacobs</text:p>
          </table:table-cell>
          <table:table-cell office:value-type="date" office:date-value="1956-03-16" calcext:value-type="date">
            <text:p>1956-03-16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810185140" calcext:value-type="float">
            <text:p>22810185140</text:p>
          </table:table-cell>
          <table:table-cell office:value-type="string" calcext:value-type="string">
            <text:p>Corrinne</text:p>
          </table:table-cell>
          <table:table-cell office:value-type="string" calcext:value-type="string">
            <text:p>Bass</text:p>
          </table:table-cell>
          <table:table-cell office:value-type="date" office:date-value="1922-02-06" calcext:value-type="date">
            <text:p>1922-02-06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9800352085" calcext:value-type="float">
            <text:p>69800352085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Willis</text:p>
          </table:table-cell>
          <table:table-cell office:value-type="date" office:date-value="1969-01-01" calcext:value-type="date">
            <text:p>1969-01-01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800267465" calcext:value-type="float">
            <text:p>44800267465</text:p>
          </table:table-cell>
          <table:table-cell office:value-type="string" calcext:value-type="string">
            <text:p>Stephie</text:p>
          </table:table-cell>
          <table:table-cell office:value-type="string" calcext:value-type="string">
            <text:p>Richmond</text:p>
          </table:table-cell>
          <table:table-cell office:value-type="date" office:date-value="1944-01-25" calcext:value-type="date">
            <text:p>1944-01-25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7840331490" calcext:value-type="float">
            <text:p>77840331490</text:p>
          </table:table-cell>
          <table:table-cell office:value-type="string" calcext:value-type="string">
            <text:p>Keefer</text:p>
          </table:table-cell>
          <table:table-cell office:value-type="string" calcext:value-type="string">
            <text:p>Brennan</text:p>
          </table:table-cell>
          <table:table-cell office:value-type="date" office:date-value="1977-05-11" calcext:value-type="date">
            <text:p>1977-05-11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860635210" calcext:value-type="float">
            <text:p>36860635210</text:p>
          </table:table-cell>
          <table:table-cell office:value-type="string" calcext:value-type="string">
            <text:p>Garrott</text:p>
          </table:table-cell>
          <table:table-cell office:value-type="string" calcext:value-type="string">
            <text:p>Marsh</text:p>
          </table:table-cell>
          <table:table-cell office:value-type="date" office:date-value="1936-07-18" calcext:value-type="date">
            <text:p>1936-07-18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4880684470" calcext:value-type="float">
            <text:p>54880684470</text:p>
          </table:table-cell>
          <table:table-cell office:value-type="string" calcext:value-type="string">
            <text:p>Nicko</text:p>
          </table:table-cell>
          <table:table-cell office:value-type="string" calcext:value-type="string">
            <text:p>Goldman</text:p>
          </table:table-cell>
          <table:table-cell office:value-type="date" office:date-value="1954-09-25" calcext:value-type="date">
            <text:p>1954-09-25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3820009274" calcext:value-type="float">
            <text:p>73820009274</text:p>
          </table:table-cell>
          <table:table-cell office:value-type="string" calcext:value-type="string">
            <text:p>Niels</text:p>
          </table:table-cell>
          <table:table-cell office:value-type="string" calcext:value-type="string">
            <text:p>Frederick</text:p>
          </table:table-cell>
          <table:table-cell office:value-type="date" office:date-value="1973-03-04" calcext:value-type="date">
            <text:p>1973-03-0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6860516623" calcext:value-type="float">
            <text:p>76860516623</text:p>
          </table:table-cell>
          <table:table-cell office:value-type="string" calcext:value-type="string">
            <text:p>Dani</text:p>
          </table:table-cell>
          <table:table-cell office:value-type="string" calcext:value-type="string">
            <text:p>Short</text:p>
          </table:table-cell>
          <table:table-cell office:value-type="date" office:date-value="1976-07-02" calcext:value-type="date">
            <text:p>1976-07-02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5890009344" calcext:value-type="float">
            <text:p>65890009344</text:p>
          </table:table-cell>
          <table:table-cell office:value-type="string" calcext:value-type="string">
            <text:p>Eleanora</text:p>
          </table:table-cell>
          <table:table-cell office:value-type="string" calcext:value-type="string">
            <text:p>McIntyre</text:p>
          </table:table-cell>
          <table:table-cell office:value-type="date" office:date-value="1965-10-03" calcext:value-type="date">
            <text:p>1965-10-03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1890498419" calcext:value-type="float">
            <text:p>51890498419</text:p>
          </table:table-cell>
          <table:table-cell office:value-type="string" calcext:value-type="string">
            <text:p>Stevy</text:p>
          </table:table-cell>
          <table:table-cell office:value-type="string" calcext:value-type="string">
            <text:p>Archer</text:p>
          </table:table-cell>
          <table:table-cell office:value-type="date" office:date-value="1951-10-18" calcext:value-type="date">
            <text:p>1951-10-18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8890430492" calcext:value-type="float">
            <text:p>78890430492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Brantley</text:p>
          </table:table-cell>
          <table:table-cell office:value-type="date" office:date-value="1978-10-05" calcext:value-type="date">
            <text:p>1978-10-0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9860322294" calcext:value-type="float">
            <text:p>79860322294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Baldwin</text:p>
          </table:table-cell>
          <table:table-cell office:value-type="date" office:date-value="1979-07-11" calcext:value-type="date">
            <text:p>1979-07-11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1820210153" calcext:value-type="float">
            <text:p>71820210153</text:p>
          </table:table-cell>
          <table:table-cell office:value-type="string" calcext:value-type="string">
            <text:p>Hewe</text:p>
          </table:table-cell>
          <table:table-cell office:value-type="string" calcext:value-type="string">
            <text:p>Hutchinson</text:p>
          </table:table-cell>
          <table:table-cell office:value-type="date" office:date-value="1971-03-23" calcext:value-type="date">
            <text:p>1971-03-23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890498419" calcext:value-type="float">
            <text:p>51890498419</text:p>
          </table:table-cell>
          <table:table-cell office:value-type="string" calcext:value-type="string">
            <text:p>Stevy</text:p>
          </table:table-cell>
          <table:table-cell office:value-type="string" calcext:value-type="string">
            <text:p>Archer</text:p>
          </table:table-cell>
          <table:table-cell office:value-type="date" office:date-value="1951-10-18" calcext:value-type="date">
            <text:p>1951-10-18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5890207932" calcext:value-type="float">
            <text:p>35890207932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Case</text:p>
          </table:table-cell>
          <table:table-cell office:value-type="date" office:date-value="1935-10-01" calcext:value-type="date">
            <text:p>1935-10-01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8880201559" calcext:value-type="float">
            <text:p>28880201559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Harrison</text:p>
          </table:table-cell>
          <table:table-cell office:value-type="date" office:date-value="1928-09-04" calcext:value-type="date">
            <text:p>1928-09-0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8860626992" calcext:value-type="float">
            <text:p>68860626992</text:p>
          </table:table-cell>
          <table:table-cell office:value-type="string" calcext:value-type="string">
            <text:p>Percy</text:p>
          </table:table-cell>
          <table:table-cell office:value-type="string" calcext:value-type="string">
            <text:p>Hoffman</text:p>
          </table:table-cell>
          <table:table-cell office:value-type="date" office:date-value="1968-07-20" calcext:value-type="date">
            <text:p>1968-07-2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860021909" calcext:value-type="float">
            <text:p>25860021909</text:p>
          </table:table-cell>
          <table:table-cell office:value-type="string" calcext:value-type="string">
            <text:p>Nannie</text:p>
          </table:table-cell>
          <table:table-cell office:value-type="string" calcext:value-type="string">
            <text:p>Berman</text:p>
          </table:table-cell>
          <table:table-cell office:value-type="date" office:date-value="1925-07-26" calcext:value-type="date">
            <text:p>1925-07-26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2850632216" calcext:value-type="float">
            <text:p>72850632216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Herring</text:p>
          </table:table-cell>
          <table:table-cell office:value-type="date" office:date-value="1972-06-24" calcext:value-type="date">
            <text:p>1972-06-24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9890186068" calcext:value-type="float">
            <text:p>39890186068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Vogel</text:p>
          </table:table-cell>
          <table:table-cell office:value-type="date" office:date-value="1939-10-09" calcext:value-type="date">
            <text:p>1939-10-0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1850265358" calcext:value-type="float">
            <text:p>31850265358</text:p>
          </table:table-cell>
          <table:table-cell office:value-type="string" calcext:value-type="string">
            <text:p>Gabie</text:p>
          </table:table-cell>
          <table:table-cell office:value-type="string" calcext:value-type="string">
            <text:p>Marsh</text:p>
          </table:table-cell>
          <table:table-cell office:value-type="date" office:date-value="1931-06-02" calcext:value-type="date">
            <text:p>1931-06-02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910384546" calcext:value-type="float">
            <text:p>28910384546</text:p>
          </table:table-cell>
          <table:table-cell office:value-type="string" calcext:value-type="string">
            <text:p>Tallie</text:p>
          </table:table-cell>
          <table:table-cell office:value-type="string" calcext:value-type="string">
            <text:p>Hsu</text:p>
          </table:table-cell>
          <table:table-cell office:value-type="date" office:date-value="1928-12-19" calcext:value-type="date">
            <text:p>1928-12-1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7820149403" calcext:value-type="float">
            <text:p>27820149403</text:p>
          </table:table-cell>
          <table:table-cell office:value-type="string" calcext:value-type="string">
            <text:p>Blondie</text:p>
          </table:table-cell>
          <table:table-cell office:value-type="string" calcext:value-type="string">
            <text:p>Huff</text:p>
          </table:table-cell>
          <table:table-cell office:value-type="date" office:date-value="1927-03-21" calcext:value-type="date">
            <text:p>1927-03-21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890073746" calcext:value-type="float">
            <text:p>24890073746</text:p>
          </table:table-cell>
          <table:table-cell office:value-type="string" calcext:value-type="string">
            <text:p>Delores</text:p>
          </table:table-cell>
          <table:table-cell office:value-type="string" calcext:value-type="string">
            <text:p>Waters</text:p>
          </table:table-cell>
          <table:table-cell office:value-type="date" office:date-value="1924-10-19" calcext:value-type="date">
            <text:p>1924-10-1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910455164" calcext:value-type="float">
            <text:p>52910455164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Osborne</text:p>
          </table:table-cell>
          <table:table-cell office:value-type="date" office:date-value="1952-12-25" calcext:value-type="date">
            <text:p>1952-12-2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0830334843" calcext:value-type="float">
            <text:p>40830334843</text:p>
          </table:table-cell>
          <table:table-cell office:value-type="string" calcext:value-type="string">
            <text:p>Carolee</text:p>
          </table:table-cell>
          <table:table-cell office:value-type="string" calcext:value-type="string">
            <text:p>Williams</text:p>
          </table:table-cell>
          <table:table-cell office:value-type="date" office:date-value="1940-04-24" calcext:value-type="date">
            <text:p>1940-04-2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1910579684" calcext:value-type="float">
            <text:p>41910579684</text:p>
          </table:table-cell>
          <table:table-cell office:value-type="string" calcext:value-type="string">
            <text:p>Tildie</text:p>
          </table:table-cell>
          <table:table-cell office:value-type="string" calcext:value-type="string">
            <text:p>Martin</text:p>
          </table:table-cell>
          <table:table-cell office:value-type="date" office:date-value="1941-12-05" calcext:value-type="date">
            <text:p>1941-12-0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5890040409" calcext:value-type="float">
            <text:p>55890040409</text:p>
          </table:table-cell>
          <table:table-cell office:value-type="string" calcext:value-type="string">
            <text:p>Glynda</text:p>
          </table:table-cell>
          <table:table-cell office:value-type="string" calcext:value-type="string">
            <text:p>Mangum</text:p>
          </table:table-cell>
          <table:table-cell office:value-type="date" office:date-value="1955-10-02" calcext:value-type="date">
            <text:p>1955-10-02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8850656503" calcext:value-type="float">
            <text:p>68850656503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McCarthy</text:p>
          </table:table-cell>
          <table:table-cell office:value-type="date" office:date-value="1968-06-08" calcext:value-type="date">
            <text:p>1968-06-08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820151719" calcext:value-type="float">
            <text:p>64820151719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Fisher</text:p>
          </table:table-cell>
          <table:table-cell office:value-type="date" office:date-value="1964-03-30" calcext:value-type="date">
            <text:p>1964-03-3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0890698658" calcext:value-type="float">
            <text:p>70890698658</text:p>
          </table:table-cell>
          <table:table-cell office:value-type="string" calcext:value-type="string">
            <text:p>Antone</text:p>
          </table:table-cell>
          <table:table-cell office:value-type="string" calcext:value-type="string">
            <text:p>Deal</text:p>
          </table:table-cell>
          <table:table-cell office:value-type="date" office:date-value="1970-10-24" calcext:value-type="date">
            <text:p>1970-10-2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860209677" calcext:value-type="float">
            <text:p>43860209677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Peterson</text:p>
          </table:table-cell>
          <table:table-cell office:value-type="date" office:date-value="1943-07-13" calcext:value-type="date">
            <text:p>1943-07-13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7830485987" calcext:value-type="float">
            <text:p>77830485987</text:p>
          </table:table-cell>
          <table:table-cell office:value-type="string" calcext:value-type="string">
            <text:p>Melita</text:p>
          </table:table-cell>
          <table:table-cell office:value-type="string" calcext:value-type="string">
            <text:p>Norton</text:p>
          </table:table-cell>
          <table:table-cell office:value-type="date" office:date-value="1977-04-14" calcext:value-type="date">
            <text:p>1977-04-1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9900245306" calcext:value-type="float">
            <text:p>49900245306</text:p>
          </table:table-cell>
          <table:table-cell office:value-type="string" calcext:value-type="string">
            <text:p>Elora</text:p>
          </table:table-cell>
          <table:table-cell office:value-type="string" calcext:value-type="string">
            <text:p>McKee</text:p>
          </table:table-cell>
          <table:table-cell office:value-type="date" office:date-value="1949-11-08" calcext:value-type="date">
            <text:p>1949-11-08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8850625515" calcext:value-type="float">
            <text:p>58850625515</text:p>
          </table:table-cell>
          <table:table-cell office:value-type="string" calcext:value-type="string">
            <text:p>Efren</text:p>
          </table:table-cell>
          <table:table-cell office:value-type="string" calcext:value-type="string">
            <text:p>Rao</text:p>
          </table:table-cell>
          <table:table-cell office:value-type="date" office:date-value="1958-06-14" calcext:value-type="date">
            <text:p>1958-06-14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830660156" calcext:value-type="float">
            <text:p>70830660156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Archer</text:p>
          </table:table-cell>
          <table:table-cell office:value-type="date" office:date-value="1970-04-25" calcext:value-type="date">
            <text:p>1970-04-2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1810512073" calcext:value-type="float">
            <text:p>41810512073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Reynolds</text:p>
          </table:table-cell>
          <table:table-cell office:value-type="date" office:date-value="1941-02-14" calcext:value-type="date">
            <text:p>1941-02-1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7900355208" calcext:value-type="float">
            <text:p>37900355208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Carlson</text:p>
          </table:table-cell>
          <table:table-cell office:value-type="date" office:date-value="1937-11-24" calcext:value-type="date">
            <text:p>1937-11-2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6880021552" calcext:value-type="float">
            <text:p>36880021552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Levy</text:p>
          </table:table-cell>
          <table:table-cell office:value-type="date" office:date-value="1936-09-13" calcext:value-type="date">
            <text:p>1936-09-13</text:p>
          </table:table-cell>
          <table:table-cell office:value-type="string" calcext:value-type="string">
            <text:p>TAK</text:p>
          </table:table-cell>
        </table:table-row>
      </table:table>
      <table:table table:name="Volunteers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Volunteer's name</text:p>
          </table:table-cell>
          <table:table-cell office:value-type="string" calcext:value-type="string">
            <text:p>Volunteer's surname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Has experienc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1800219604" calcext:value-type="float">
            <text:p>51800219604</text:p>
          </table:table-cell>
          <table:table-cell office:value-type="string" calcext:value-type="string">
            <text:p>Gaby</text:p>
          </table:table-cell>
          <table:table-cell office:value-type="string" calcext:value-type="string">
            <text:p>Hoyle</text:p>
          </table:table-cell>
          <table:table-cell office:value-type="date" office:date-value="1951-01-02" calcext:value-type="date">
            <text:p>1951-01-02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7870666273" calcext:value-type="float">
            <text:p>67870666273</text:p>
          </table:table-cell>
          <table:table-cell office:value-type="string" calcext:value-type="string">
            <text:p>Aguste</text:p>
          </table:table-cell>
          <table:table-cell office:value-type="string" calcext:value-type="string">
            <text:p>Barker</text:p>
          </table:table-cell>
          <table:table-cell office:value-type="date" office:date-value="1967-08-19" calcext:value-type="date">
            <text:p>1967-08-1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900456457" calcext:value-type="float">
            <text:p>37900456457</text:p>
          </table:table-cell>
          <table:table-cell office:value-type="string" calcext:value-type="string">
            <text:p>Mandel</text:p>
          </table:table-cell>
          <table:table-cell office:value-type="string" calcext:value-type="string">
            <text:p>Reeves</text:p>
          </table:table-cell>
          <table:table-cell office:value-type="date" office:date-value="1937-11-25" calcext:value-type="date">
            <text:p>1937-11-2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4800686505" calcext:value-type="float">
            <text:p>44800686505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handler</text:p>
          </table:table-cell>
          <table:table-cell office:value-type="date" office:date-value="1944-01-29" calcext:value-type="date">
            <text:p>1944-01-29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820345307" calcext:value-type="float">
            <text:p>19820345307</text:p>
          </table:table-cell>
          <table:table-cell office:value-type="string" calcext:value-type="string">
            <text:p>Anna-Maria</text:p>
          </table:table-cell>
          <table:table-cell office:value-type="string" calcext:value-type="string">
            <text:p>Simpson</text:p>
          </table:table-cell>
          <table:table-cell office:value-type="date" office:date-value="1919-03-12" calcext:value-type="date">
            <text:p>1919-03-12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3840086821" calcext:value-type="float">
            <text:p>63840086821</text:p>
          </table:table-cell>
          <table:table-cell office:value-type="string" calcext:value-type="string">
            <text:p>Janela</text:p>
          </table:table-cell>
          <table:table-cell office:value-type="string" calcext:value-type="string">
            <text:p>Sutherland</text:p>
          </table:table-cell>
          <table:table-cell office:value-type="date" office:date-value="1963-05-05" calcext:value-type="date">
            <text:p>1963-05-05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1890050327" calcext:value-type="float">
            <text:p>31890050327</text:p>
          </table:table-cell>
          <table:table-cell office:value-type="string" calcext:value-type="string">
            <text:p>Tatiania</text:p>
          </table:table-cell>
          <table:table-cell office:value-type="string" calcext:value-type="string">
            <text:p>Hampton</text:p>
          </table:table-cell>
          <table:table-cell office:value-type="date" office:date-value="1931-10-04" calcext:value-type="date">
            <text:p>1931-10-04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3850441577" calcext:value-type="float">
            <text:p>23850441577</text:p>
          </table:table-cell>
          <table:table-cell office:value-type="string" calcext:value-type="string">
            <text:p>Terrance</text:p>
          </table:table-cell>
          <table:table-cell office:value-type="string" calcext:value-type="string">
            <text:p>Crews</text:p>
          </table:table-cell>
          <table:table-cell office:value-type="date" office:date-value="1923-06-14" calcext:value-type="date">
            <text:p>1923-06-14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9850148993" calcext:value-type="float">
            <text:p>69850148993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Norton</text:p>
          </table:table-cell>
          <table:table-cell office:value-type="date" office:date-value="1969-06-09" calcext:value-type="date">
            <text:p>1969-06-09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2810535308" calcext:value-type="float">
            <text:p>32810535308</text:p>
          </table:table-cell>
          <table:table-cell office:value-type="string" calcext:value-type="string">
            <text:p>Alanna</text:p>
          </table:table-cell>
          <table:table-cell office:value-type="string" calcext:value-type="string">
            <text:p>Skinner</text:p>
          </table:table-cell>
          <table:table-cell office:value-type="date" office:date-value="1932-02-12" calcext:value-type="date">
            <text:p>1932-02-12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900053822" calcext:value-type="float">
            <text:p>27900053822</text:p>
          </table:table-cell>
          <table:table-cell office:value-type="string" calcext:value-type="string">
            <text:p>Jeana</text:p>
          </table:table-cell>
          <table:table-cell office:value-type="string" calcext:value-type="string">
            <text:p>Lamb</text:p>
          </table:table-cell>
          <table:table-cell office:value-type="date" office:date-value="1927-11-06" calcext:value-type="date">
            <text:p>1927-11-06</text:p>
          </table:table-cell>
          <table:table-cell office:value-type="string" calcext:value-type="string">
            <text:p>TAK</text:p>
          </table:table-cell>
        </table:table-row>
      </table:table>
      <table:table table:name="AnimalsT1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1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Disabilities</text:p>
          </table:table-cell>
          <table:table-cell office:value-type="string" calcext:value-type="string">
            <text:p>House without kids</text:p>
          </table:table-cell>
          <table:table-cell office:value-type="string" calcext:value-type="string">
            <text:p>Experienced owners</text:p>
          </table:table-cell>
          <table:table-cell office:value-type="string" calcext:value-type="string">
            <text:p>Preferred place to live</text:p>
          </table:table-cell>
          <table:table-cell table:style-name="Default" office:value-type="string" calcext:value-type="string">
            <text:p>Date of admissi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n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0-11-06" calcext:value-type="date">
            <text:p>1990-11-06</text:p>
          </table:table-cell>
          <table:table-cell office:value-type="string" calcext:value-type="string">
            <text:p>[FIV, 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th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7-06-29" calcext:value-type="date">
            <text:p>1987-06-29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5-12-03" calcext:value-type="date">
            <text:p>1995-12-03</text:p>
          </table:table-cell>
          <table:table-cell office:value-type="string" calcext:value-type="string">
            <text:p>[hyperthyroidism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ir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7-09-17" calcext:value-type="date">
            <text:p>1987-09-17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0-04-11" calcext:value-type="date">
            <text:p>1990-04-11</text:p>
          </table:table-cell>
          <table:table-cell office:value-type="string" calcext:value-type="string">
            <text:p>[Lyme disease, diabete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7-02-05" calcext:value-type="date">
            <text:p>1997-02-05</text:p>
          </table:table-cell>
          <table:table-cell office:value-type="string" calcext:value-type="string">
            <text:p>[feline heartworm, cystitis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pp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1-10-17" calcext:value-type="date">
            <text:p>1991-10-17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yra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5-10-31" calcext:value-type="date">
            <text:p>1985-10-31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4-12-09" calcext:value-type="date">
            <text:p>1994-12-09</text:p>
          </table:table-cell>
          <table:table-cell office:value-type="string" calcext:value-type="string">
            <text:p>[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rl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9-04-02" calcext:value-type="date">
            <text:p>1989-04-02</text:p>
          </table:table-cell>
          <table:table-cell office:value-type="string" calcext:value-type="string">
            <text:p>[hyperthyroidis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nd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3-03-29" calcext:value-type="date">
            <text:p>1993-03-29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le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6-09-05" calcext:value-type="date">
            <text:p>1996-09-05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bs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5-01-05" calcext:value-type="date">
            <text:p>1985-01-05</text:p>
          </table:table-cell>
          <table:table-cell office:value-type="string" calcext:value-type="string">
            <text:p>[arthritis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omb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0-08-24" calcext:value-type="date">
            <text:p>1990-08-24</text:p>
          </table:table-cell>
          <table:table-cell office:value-type="string" calcext:value-type="string">
            <text:p>[diabetes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b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2-10-19" calcext:value-type="date">
            <text:p>1982-10-19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go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7-01-06" calcext:value-type="date">
            <text:p>1997-01-06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2-11-26" calcext:value-type="date">
            <text:p>1992-11-26</text:p>
          </table:table-cell>
          <table:table-cell office:value-type="string" calcext:value-type="string">
            <text:p>[feline heartworm, obesity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6-21" calcext:value-type="date">
            <text:p>1997-06-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iaga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3-06-26" calcext:value-type="date">
            <text:p>1983-06-26</text:p>
          </table:table-cell>
          <table:table-cell office:value-type="string" calcext:value-type="string">
            <text:p>[cancer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6-21" calcext:value-type="date">
            <text:p>1997-06-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ss Marp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7-08-09" calcext:value-type="date">
            <text:p>1987-08-09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6-21" calcext:value-type="date">
            <text:p>1997-06-2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4-08-29" calcext:value-type="date">
            <text:p>1994-08-29</text:p>
          </table:table-cell>
          <table:table-cell office:value-type="string" calcext:value-type="string">
            <text:p>[blindness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21" calcext:value-type="date">
            <text:p>1997-06-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6-11-10" calcext:value-type="date">
            <text:p>1986-11-10</text:p>
          </table:table-cell>
          <table:table-cell office:value-type="string" calcext:value-type="string">
            <text:p>[feline heartworm, FIV, hyperthyroidis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1" calcext:value-type="date">
            <text:p>1997-06-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8-01-27" calcext:value-type="date">
            <text:p>1988-01-27</text:p>
          </table:table-cell>
          <table:table-cell office:value-type="string" calcext:value-type="string">
            <text:p>[arthritis, blindness, cancer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6-21" calcext:value-type="date">
            <text:p>1997-06-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9-03-30" calcext:value-type="date">
            <text:p>1989-03-30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1" calcext:value-type="date">
            <text:p>1997-06-2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ss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0-02-17" calcext:value-type="date">
            <text:p>1990-02-17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21" calcext:value-type="date">
            <text:p>1997-06-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8-09-18" calcext:value-type="date">
            <text:p>1988-09-18</text:p>
          </table:table-cell>
          <table:table-cell office:value-type="string" calcext:value-type="string">
            <text:p>[amputated limb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6-23" calcext:value-type="date">
            <text:p>1997-06-2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x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5-12-12" calcext:value-type="date">
            <text:p>1995-12-12</text:p>
          </table:table-cell>
          <table:table-cell office:value-type="string" calcext:value-type="string">
            <text:p>[Lyme disease, amputated limb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23" calcext:value-type="date">
            <text:p>1997-06-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ntl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0-07-24" calcext:value-type="date">
            <text:p>1990-07-24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3" calcext:value-type="date">
            <text:p>1997-06-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tink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7-03-14" calcext:value-type="date">
            <text:p>1997-03-14</text:p>
          </table:table-cell>
          <table:table-cell office:value-type="string" calcext:value-type="string">
            <text:p>[amputated limb, deafness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23" calcext:value-type="date">
            <text:p>1997-06-2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ei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8-05-09" calcext:value-type="date">
            <text:p>1988-05-09</text:p>
          </table:table-cell>
          <table:table-cell office:value-type="string" calcext:value-type="string">
            <text:p>[hyperthyroidism, cancer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6-23" calcext:value-type="date">
            <text:p>1997-06-2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m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6-03-07" calcext:value-type="date">
            <text:p>1986-03-07</text:p>
          </table:table-cell>
          <table:table-cell office:value-type="string" calcext:value-type="string">
            <text:p>[amputated limb, blindness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5" calcext:value-type="date">
            <text:p>1997-06-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6-01-05" calcext:value-type="date">
            <text:p>1986-01-05</text:p>
          </table:table-cell>
          <table:table-cell office:value-type="string" calcext:value-type="string">
            <text:p>[amputated limb, blind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6-25" calcext:value-type="date">
            <text:p>1997-06-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gu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7-09-04" calcext:value-type="date">
            <text:p>1987-09-04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6-25" calcext:value-type="date">
            <text:p>1997-06-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x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5-12-12" calcext:value-type="date">
            <text:p>1995-12-12</text:p>
          </table:table-cell>
          <table:table-cell office:value-type="string" calcext:value-type="string">
            <text:p>[Lyme disease, amputated limb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23" calcext:value-type="date">
            <text:p>1997-06-23</text:p>
          </table:table-cell>
          <table:table-cell table:style-name="ce1" office:value-type="date" office:date-value="1997-06-25" calcext:value-type="date">
            <text:p>1997-06-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vin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4-11-19" calcext:value-type="date">
            <text:p>1994-11-19</text:p>
          </table:table-cell>
          <table:table-cell office:value-type="string" calcext:value-type="string">
            <text:p>[arthritis, cancer, 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26" calcext:value-type="date">
            <text:p>1997-06-2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b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7-05-19" calcext:value-type="date">
            <text:p>1997-05-19</text:p>
          </table:table-cell>
          <table:table-cell office:value-type="string" calcext:value-type="string">
            <text:p>[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6" calcext:value-type="date">
            <text:p>1997-06-2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lett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4-08-27" calcext:value-type="date">
            <text:p>1984-08-27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6-26" calcext:value-type="date">
            <text:p>1997-06-2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0-06-30" calcext:value-type="date">
            <text:p>1990-06-30</text:p>
          </table:table-cell>
          <table:table-cell office:value-type="string" calcext:value-type="string">
            <text:p>[blind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6-27" calcext:value-type="date">
            <text:p>1997-06-2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éjà Vu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4-04-04" calcext:value-type="date">
            <text:p>1994-04-04</text:p>
          </table:table-cell>
          <table:table-cell office:value-type="string" calcext:value-type="string">
            <text:p>[blindness, FeL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27" calcext:value-type="date">
            <text:p>1997-06-2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r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3-08-30" calcext:value-type="date">
            <text:p>1983-08-30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7" calcext:value-type="date">
            <text:p>1997-06-2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ondu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5-06-10" calcext:value-type="date">
            <text:p>1995-06-10</text:p>
          </table:table-cell>
          <table:table-cell office:value-type="string" calcext:value-type="string">
            <text:p>[feline heartworm, FIV, 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27" calcext:value-type="date">
            <text:p>1997-06-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urze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8-11-22" calcext:value-type="date">
            <text:p>1988-11-22</text:p>
          </table:table-cell>
          <table:table-cell office:value-type="string" calcext:value-type="string">
            <text:p>[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7" calcext:value-type="date">
            <text:p>1997-06-2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ani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3-02-04" calcext:value-type="date">
            <text:p>1993-02-0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6-27" calcext:value-type="date">
            <text:p>1997-06-2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b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7-05-19" calcext:value-type="date">
            <text:p>1997-05-19</text:p>
          </table:table-cell>
          <table:table-cell office:value-type="string" calcext:value-type="string">
            <text:p>[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6" calcext:value-type="date">
            <text:p>1997-06-26</text:p>
          </table:table-cell>
          <table:table-cell table:style-name="ce1" office:value-type="date" office:date-value="1997-06-27" calcext:value-type="date">
            <text:p>1997-06-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liv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6-03-23" calcext:value-type="date">
            <text:p>1986-03-23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8" calcext:value-type="date">
            <text:p>1997-06-2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lm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1-07-19" calcext:value-type="date">
            <text:p>1991-07-19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8" calcext:value-type="date">
            <text:p>1997-06-2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sab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6-05-24" calcext:value-type="date">
            <text:p>1986-05-2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28" calcext:value-type="date">
            <text:p>1997-06-2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2-07-30" calcext:value-type="date">
            <text:p>1982-07-30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8" calcext:value-type="date">
            <text:p>1997-06-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feru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1-03-19" calcext:value-type="date">
            <text:p>1991-03-19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6-28" calcext:value-type="date">
            <text:p>1997-06-2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4-01-10" calcext:value-type="date">
            <text:p>1994-01-10</text:p>
          </table:table-cell>
          <table:table-cell office:value-type="string" calcext:value-type="string">
            <text:p>[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28" calcext:value-type="date">
            <text:p>1997-06-2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er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7-04-25" calcext:value-type="date">
            <text:p>1987-04-25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8" calcext:value-type="date">
            <text:p>1997-06-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ä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8-07-26" calcext:value-type="date">
            <text:p>1988-07-26</text:p>
          </table:table-cell>
          <table:table-cell office:value-type="string" calcext:value-type="string">
            <text:p>[kidney disease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6-28" calcext:value-type="date">
            <text:p>1997-06-2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charl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4-06-05" calcext:value-type="date">
            <text:p>1994-06-05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6-28" calcext:value-type="date">
            <text:p>1997-06-2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5-08-12" calcext:value-type="date">
            <text:p>1995-08-12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29" calcext:value-type="date">
            <text:p>1997-06-2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2-09-09" calcext:value-type="date">
            <text:p>1982-09-09</text:p>
          </table:table-cell>
          <table:table-cell office:value-type="string" calcext:value-type="string">
            <text:p>[blindness, cancer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6-29" calcext:value-type="date">
            <text:p>1997-06-2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innt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5-01-08" calcext:value-type="date">
            <text:p>1985-01-08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29" calcext:value-type="date">
            <text:p>1997-06-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r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9-11-01" calcext:value-type="date">
            <text:p>1989-11-01</text:p>
          </table:table-cell>
          <table:table-cell office:value-type="string" calcext:value-type="string">
            <text:p>[amputated limb, arthr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29" calcext:value-type="date">
            <text:p>1997-06-2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y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4-03-06" calcext:value-type="date">
            <text:p>1994-03-06</text:p>
          </table:table-cell>
          <table:table-cell office:value-type="string" calcext:value-type="string">
            <text:p>[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9" calcext:value-type="date">
            <text:p>1997-06-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chak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0-07-01" calcext:value-type="date">
            <text:p>1990-07-01</text:p>
          </table:table-cell>
          <table:table-cell office:value-type="string" calcext:value-type="string">
            <text:p>[Lyme disease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6-29" calcext:value-type="date">
            <text:p>1997-06-2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hello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7-12-17" calcext:value-type="date">
            <text:p>1987-12-17</text:p>
          </table:table-cell>
          <table:table-cell office:value-type="string" calcext:value-type="string">
            <text:p>[feline heartworm, hyperthyroidis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6-30" calcext:value-type="date">
            <text:p>1997-06-3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6-08-28" calcext:value-type="date">
            <text:p>1996-08-28</text:p>
          </table:table-cell>
          <table:table-cell office:value-type="string" calcext:value-type="string">
            <text:p>[cancer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6-30" calcext:value-type="date">
            <text:p>1997-06-3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2-08-11" calcext:value-type="date">
            <text:p>1992-08-11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30" calcext:value-type="date">
            <text:p>1997-06-3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iuva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7-09-12" calcext:value-type="date">
            <text:p>1987-09-12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6-30" calcext:value-type="date">
            <text:p>1997-06-3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irind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5-09-18" calcext:value-type="date">
            <text:p>1985-09-18</text:p>
          </table:table-cell>
          <table:table-cell office:value-type="string" calcext:value-type="string">
            <text:p>[hyperthyroidism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30" calcext:value-type="date">
            <text:p>1997-06-3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9-10-20" calcext:value-type="date">
            <text:p>1989-10-20</text:p>
          </table:table-cell>
          <table:table-cell office:value-type="string" calcext:value-type="string">
            <text:p>[deafness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6-30" calcext:value-type="date">
            <text:p>1997-06-3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8-08-11" calcext:value-type="date">
            <text:p>1988-08-11</text:p>
          </table:table-cell>
          <table:table-cell office:value-type="string" calcext:value-type="string">
            <text:p>[blind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1" calcext:value-type="date">
            <text:p>1997-07-0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in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3-01-18" calcext:value-type="date">
            <text:p>1993-01-1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01" calcext:value-type="date">
            <text:p>1997-07-0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amil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4-02-06" calcext:value-type="date">
            <text:p>1994-02-06</text:p>
          </table:table-cell>
          <table:table-cell office:value-type="string" calcext:value-type="string">
            <text:p>[arthritis, 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02" calcext:value-type="date">
            <text:p>1997-07-0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habol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9-07-13" calcext:value-type="date">
            <text:p>1989-07-13</text:p>
          </table:table-cell>
          <table:table-cell office:value-type="string" calcext:value-type="string">
            <text:p>[blind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2" calcext:value-type="date">
            <text:p>1997-07-0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inzessi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2-01-30" calcext:value-type="date">
            <text:p>1992-01-30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02" calcext:value-type="date">
            <text:p>1997-07-0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0-10-02" calcext:value-type="date">
            <text:p>1990-10-02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2" calcext:value-type="date">
            <text:p>1997-07-0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ollo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3-01-21" calcext:value-type="date">
            <text:p>1993-01-21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2" calcext:value-type="date">
            <text:p>1997-07-0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chlüt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8-08-15" calcext:value-type="date">
            <text:p>1988-08-15</text:p>
          </table:table-cell>
          <table:table-cell office:value-type="string" calcext:value-type="string">
            <text:p>[FIV, 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02" calcext:value-type="date">
            <text:p>1997-07-0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6-02-21" calcext:value-type="date">
            <text:p>1986-02-21</text:p>
          </table:table-cell>
          <table:table-cell office:value-type="string" calcext:value-type="string">
            <text:p>[feline heartworm, blindness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2" calcext:value-type="date">
            <text:p>1997-07-0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6-05-21" calcext:value-type="date">
            <text:p>1996-05-21</text:p>
          </table:table-cell>
          <table:table-cell office:value-type="string" calcext:value-type="string">
            <text:p>[diabetes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02" calcext:value-type="date">
            <text:p>1997-07-0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ndu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5-06-10" calcext:value-type="date">
            <text:p>1995-06-10</text:p>
          </table:table-cell>
          <table:table-cell office:value-type="string" calcext:value-type="string">
            <text:p>[feline heartworm, FIV, 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6-27" calcext:value-type="date">
            <text:p>1997-06-27</text:p>
          </table:table-cell>
          <table:table-cell table:style-name="ce1" office:value-type="date" office:date-value="1997-07-02" calcext:value-type="date">
            <text:p>1997-07-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2-09-09" calcext:value-type="date">
            <text:p>1982-09-09</text:p>
          </table:table-cell>
          <table:table-cell office:value-type="string" calcext:value-type="string">
            <text:p>[blindness, cancer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2" calcext:value-type="date">
            <text:p>1997-07-0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ur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0-10-13" calcext:value-type="date">
            <text:p>1990-10-13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3" calcext:value-type="date">
            <text:p>1997-07-0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ch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4-01-30" calcext:value-type="date">
            <text:p>1994-01-30</text:p>
          </table:table-cell>
          <table:table-cell office:value-type="string" calcext:value-type="string">
            <text:p>[obesity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3" calcext:value-type="date">
            <text:p>1997-07-0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oral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0-10-20" calcext:value-type="date">
            <text:p>1990-10-20</text:p>
          </table:table-cell>
          <table:table-cell office:value-type="string" calcext:value-type="string">
            <text:p>[amputated limb, arthritis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3" calcext:value-type="date">
            <text:p>1997-07-0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ill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3-06-07" calcext:value-type="date">
            <text:p>1983-06-07</text:p>
          </table:table-cell>
          <table:table-cell office:value-type="string" calcext:value-type="string">
            <text:p>[kidney disease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3" calcext:value-type="date">
            <text:p>1997-07-0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1-05-04" calcext:value-type="date">
            <text:p>1991-05-04</text:p>
          </table:table-cell>
          <table:table-cell office:value-type="string" calcext:value-type="string">
            <text:p>[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3" calcext:value-type="date">
            <text:p>1997-07-0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uell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3-02-23" calcext:value-type="date">
            <text:p>1993-02-23</text:p>
          </table:table-cell>
          <table:table-cell office:value-type="string" calcext:value-type="string">
            <text:p>[cancer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03" calcext:value-type="date">
            <text:p>1997-07-0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ud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7-01-15" calcext:value-type="date">
            <text:p>1987-01-15</text:p>
          </table:table-cell>
          <table:table-cell office:value-type="string" calcext:value-type="string">
            <text:p>[deafnes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03" calcext:value-type="date">
            <text:p>1997-07-0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6-01-05" calcext:value-type="date">
            <text:p>1986-01-05</text:p>
          </table:table-cell>
          <table:table-cell office:value-type="string" calcext:value-type="string">
            <text:p>[amputated limb, blind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6-25" calcext:value-type="date">
            <text:p>1997-06-25</text:p>
          </table:table-cell>
          <table:table-cell table:style-name="ce1" office:value-type="date" office:date-value="1997-07-03" calcext:value-type="date">
            <text:p>1997-07-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2-07-30" calcext:value-type="date">
            <text:p>1982-07-30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8" calcext:value-type="date">
            <text:p>1997-06-28</text:p>
          </table:table-cell>
          <table:table-cell table:style-name="ce1" office:value-type="date" office:date-value="1997-07-03" calcext:value-type="date">
            <text:p>1997-07-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6-03-20" calcext:value-type="date">
            <text:p>1986-03-20</text:p>
          </table:table-cell>
          <table:table-cell office:value-type="string" calcext:value-type="string">
            <text:p>[Lyme disease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4" calcext:value-type="date">
            <text:p>1997-07-0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ilou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6-02-04" calcext:value-type="date">
            <text:p>1996-02-0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04" calcext:value-type="date">
            <text:p>1997-07-0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hai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2-12-31" calcext:value-type="date">
            <text:p>1982-12-31</text:p>
          </table:table-cell>
          <table:table-cell office:value-type="string" calcext:value-type="string">
            <text:p>[feline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4" calcext:value-type="date">
            <text:p>1997-07-0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0-02-12" calcext:value-type="date">
            <text:p>1990-02-12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05" calcext:value-type="date">
            <text:p>1997-07-0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uaff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5-04-22" calcext:value-type="date">
            <text:p>1985-04-22</text:p>
          </table:table-cell>
          <table:table-cell office:value-type="string" calcext:value-type="string">
            <text:p>[blindness, cancer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5" calcext:value-type="date">
            <text:p>1997-07-0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eiressl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3-08-11" calcext:value-type="date">
            <text:p>1993-08-11</text:p>
          </table:table-cell>
          <table:table-cell office:value-type="string" calcext:value-type="string">
            <text:p>[amputated limb, arthritis, cancer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5" calcext:value-type="date">
            <text:p>1997-07-0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7-02-12" calcext:value-type="date">
            <text:p>1997-02-12</text:p>
          </table:table-cell>
          <table:table-cell office:value-type="string" calcext:value-type="string">
            <text:p>[FIV, kidney disease, tooth patholog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05" calcext:value-type="date">
            <text:p>1997-07-0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ookl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2-12-17" calcext:value-type="date">
            <text:p>1992-12-17</text:p>
          </table:table-cell>
          <table:table-cell office:value-type="string" calcext:value-type="string">
            <text:p>[arthritis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6" calcext:value-type="date">
            <text:p>1997-07-0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ekk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5-09-26" calcext:value-type="date">
            <text:p>1995-09-26</text:p>
          </table:table-cell>
          <table:table-cell office:value-type="string" calcext:value-type="string">
            <text:p>[Lyme disease, deafness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6" calcext:value-type="date">
            <text:p>1997-07-0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aka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4-11-21" calcext:value-type="date">
            <text:p>1984-11-21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06" calcext:value-type="date">
            <text:p>1997-07-0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5-11-23" calcext:value-type="date">
            <text:p>1995-11-23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06" calcext:value-type="date">
            <text:p>1997-07-0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9-10-20" calcext:value-type="date">
            <text:p>1989-10-20</text:p>
          </table:table-cell>
          <table:table-cell office:value-type="string" calcext:value-type="string">
            <text:p>[deafness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6-30" calcext:value-type="date">
            <text:p>1997-06-30</text:p>
          </table:table-cell>
          <table:table-cell table:style-name="ce1" office:value-type="date" office:date-value="1997-07-06" calcext:value-type="date">
            <text:p>1997-07-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en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9-02-13" calcext:value-type="date">
            <text:p>1989-02-13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7" calcext:value-type="date">
            <text:p>1997-07-0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6-06-09" calcext:value-type="date">
            <text:p>1996-06-09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7" calcext:value-type="date">
            <text:p>1997-07-0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link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4-05-12" calcext:value-type="date">
            <text:p>1984-05-12</text:p>
          </table:table-cell>
          <table:table-cell office:value-type="string" calcext:value-type="string">
            <text:p>[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7" calcext:value-type="date">
            <text:p>1997-07-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ink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2-10-04" calcext:value-type="date">
            <text:p>1982-10-04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7" calcext:value-type="date">
            <text:p>1997-07-0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Quri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4-05-24" calcext:value-type="date">
            <text:p>1994-05-2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07" calcext:value-type="date">
            <text:p>1997-07-0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ka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2-08-08" calcext:value-type="date">
            <text:p>1982-08-08</text:p>
          </table:table-cell>
          <table:table-cell office:value-type="string" calcext:value-type="string">
            <text:p>[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07" calcext:value-type="date">
            <text:p>1997-07-0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rl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9-04-02" calcext:value-type="date">
            <text:p>1989-04-02</text:p>
          </table:table-cell>
          <table:table-cell office:value-type="string" calcext:value-type="string">
            <text:p>[hyperthyroidis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07" calcext:value-type="date">
            <text:p>1997-07-0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afitt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5-03-20" calcext:value-type="date">
            <text:p>1995-03-20</text:p>
          </table:table-cell>
          <table:table-cell office:value-type="string" calcext:value-type="string">
            <text:p>[obesity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08" calcext:value-type="date">
            <text:p>1997-07-0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crubb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2-09-28" calcext:value-type="date">
            <text:p>1992-09-2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08" calcext:value-type="date">
            <text:p>1997-07-0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arbolo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7-08-22" calcext:value-type="date">
            <text:p>1987-08-22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8" calcext:value-type="date">
            <text:p>1997-07-0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al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8-04-24" calcext:value-type="date">
            <text:p>1988-04-2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08" calcext:value-type="date">
            <text:p>1997-07-0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7-03-07" calcext:value-type="date">
            <text:p>1997-03-07</text:p>
          </table:table-cell>
          <table:table-cell office:value-type="string" calcext:value-type="string">
            <text:p>[amputated limb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08" calcext:value-type="date">
            <text:p>1997-07-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rr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2-08-12" calcext:value-type="date">
            <text:p>1982-08-12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09" calcext:value-type="date">
            <text:p>1997-07-0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akk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5-06-17" calcext:value-type="date">
            <text:p>1985-06-17</text:p>
          </table:table-cell>
          <table:table-cell office:value-type="string" calcext:value-type="string">
            <text:p>[FIV, cancer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09" calcext:value-type="date">
            <text:p>1997-07-0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an Danc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1-07-08" calcext:value-type="date">
            <text:p>1991-07-08</text:p>
          </table:table-cell>
          <table:table-cell office:value-type="string" calcext:value-type="string">
            <text:p>[cyst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0" calcext:value-type="date">
            <text:p>1997-07-1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4-12-21" calcext:value-type="date">
            <text:p>1994-12-21</text:p>
          </table:table-cell>
          <table:table-cell office:value-type="string" calcext:value-type="string">
            <text:p>[FIV, feline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0" calcext:value-type="date">
            <text:p>1997-07-1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ran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9-06-18" calcext:value-type="date">
            <text:p>1989-06-18</text:p>
          </table:table-cell>
          <table:table-cell office:value-type="string" calcext:value-type="string">
            <text:p>[hyperthyroidis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0" calcext:value-type="date">
            <text:p>1997-07-1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2-09-09" calcext:value-type="date">
            <text:p>1982-09-09</text:p>
          </table:table-cell>
          <table:table-cell office:value-type="string" calcext:value-type="string">
            <text:p>[blindness, cancer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2" calcext:value-type="date">
            <text:p>1997-07-02</text:p>
          </table:table-cell>
          <table:table-cell table:style-name="ce1" office:value-type="date" office:date-value="1997-07-10" calcext:value-type="date">
            <text:p>1997-07-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ud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7-01-15" calcext:value-type="date">
            <text:p>1987-01-15</text:p>
          </table:table-cell>
          <table:table-cell office:value-type="string" calcext:value-type="string">
            <text:p>[deafnes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03" calcext:value-type="date">
            <text:p>1997-07-03</text:p>
          </table:table-cell>
          <table:table-cell table:style-name="ce1" office:value-type="date" office:date-value="1997-07-10" calcext:value-type="date">
            <text:p>1997-07-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en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9-02-13" calcext:value-type="date">
            <text:p>1989-02-13</text:p>
          </table:table-cell>
          <table:table-cell office:value-type="string" calcext:value-type="string">
            <text:p>[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7" calcext:value-type="date">
            <text:p>1997-07-0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l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2-12-06" calcext:value-type="date">
            <text:p>1992-12-0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11" calcext:value-type="date">
            <text:p>1997-07-1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1-01-26" calcext:value-type="date">
            <text:p>1991-01-26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1" calcext:value-type="date">
            <text:p>1997-07-1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andu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5-10-28" calcext:value-type="date">
            <text:p>1995-10-2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2" calcext:value-type="date">
            <text:p>1997-07-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olli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4-11-15" calcext:value-type="date">
            <text:p>1984-11-15</text:p>
          </table:table-cell>
          <table:table-cell office:value-type="string" calcext:value-type="string">
            <text:p>[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12" calcext:value-type="date">
            <text:p>1997-07-1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in Tin Ti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5-07-12" calcext:value-type="date">
            <text:p>1985-07-12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2" calcext:value-type="date">
            <text:p>1997-07-1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6-09-30" calcext:value-type="date">
            <text:p>1986-09-30</text:p>
          </table:table-cell>
          <table:table-cell office:value-type="string" calcext:value-type="string">
            <text:p>[FIV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2" calcext:value-type="date">
            <text:p>1997-07-1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2-02-02" calcext:value-type="date">
            <text:p>1992-02-02</text:p>
          </table:table-cell>
          <table:table-cell office:value-type="string" calcext:value-type="string">
            <text:p>[hyperthyroidism, tooth patholog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12" calcext:value-type="date">
            <text:p>1997-07-1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eelth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3-10-19" calcext:value-type="date">
            <text:p>1993-10-19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2" calcext:value-type="date">
            <text:p>1997-07-1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okerfa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4-05-23" calcext:value-type="date">
            <text:p>1994-05-23</text:p>
          </table:table-cell>
          <table:table-cell office:value-type="string" calcext:value-type="string">
            <text:p>[cancer, tooth patholog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2" calcext:value-type="date">
            <text:p>1997-07-1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d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4-05-11" calcext:value-type="date">
            <text:p>1994-05-11</text:p>
          </table:table-cell>
          <table:table-cell office:value-type="string" calcext:value-type="string">
            <text:p>[Lyme disease, cancer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2" calcext:value-type="date">
            <text:p>1997-07-1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4-12-14" calcext:value-type="date">
            <text:p>1994-12-1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2" calcext:value-type="date">
            <text:p>1997-07-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lonk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6-05-22" calcext:value-type="date">
            <text:p>1996-05-22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3" calcext:value-type="date">
            <text:p>1997-07-1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nn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0-05-14" calcext:value-type="date">
            <text:p>1990-05-1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3" calcext:value-type="date">
            <text:p>1997-07-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k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3-05-09" calcext:value-type="date">
            <text:p>1993-05-09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3" calcext:value-type="date">
            <text:p>1997-07-1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itan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3-07-30" calcext:value-type="date">
            <text:p>1993-07-30</text:p>
          </table:table-cell>
          <table:table-cell office:value-type="string" calcext:value-type="string">
            <text:p>[arthr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3" calcext:value-type="date">
            <text:p>1997-07-1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hinn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3-07-23" calcext:value-type="date">
            <text:p>1983-07-23</text:p>
          </table:table-cell>
          <table:table-cell office:value-type="string" calcext:value-type="string">
            <text:p>[arthr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3" calcext:value-type="date">
            <text:p>1997-07-1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ord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0-06-04" calcext:value-type="date">
            <text:p>1990-06-04</text:p>
          </table:table-cell>
          <table:table-cell office:value-type="string" calcext:value-type="string">
            <text:p>[blind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13" calcext:value-type="date">
            <text:p>1997-07-1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6-01-22" calcext:value-type="date">
            <text:p>1986-01-22</text:p>
          </table:table-cell>
          <table:table-cell office:value-type="string" calcext:value-type="string">
            <text:p>[FIV, FeLV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3" calcext:value-type="date">
            <text:p>1997-07-1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arjeelin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8-04-08" calcext:value-type="date">
            <text:p>1988-04-08</text:p>
          </table:table-cell>
          <table:table-cell office:value-type="string" calcext:value-type="string">
            <text:p>[kidney disease, cystiti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13" calcext:value-type="date">
            <text:p>1997-07-1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ami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2-04-18" calcext:value-type="date">
            <text:p>1992-04-18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13" calcext:value-type="date">
            <text:p>1997-07-1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6-01-22" calcext:value-type="date">
            <text:p>1996-01-22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14" calcext:value-type="date">
            <text:p>1997-07-1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ymio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4-05-14" calcext:value-type="date">
            <text:p>1994-05-14</text:p>
          </table:table-cell>
          <table:table-cell office:value-type="string" calcext:value-type="string">
            <text:p>[FIV, 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14" calcext:value-type="date">
            <text:p>1997-07-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ag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0-07-03" calcext:value-type="date">
            <text:p>1990-07-03</text:p>
          </table:table-cell>
          <table:table-cell office:value-type="string" calcext:value-type="string">
            <text:p>[FIV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4" calcext:value-type="date">
            <text:p>1997-07-1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skand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4-06-21" calcext:value-type="date">
            <text:p>1994-06-21</text:p>
          </table:table-cell>
          <table:table-cell office:value-type="string" calcext:value-type="string">
            <text:p>[deafness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4" calcext:value-type="date">
            <text:p>1997-07-1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iank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7-10-13" calcext:value-type="date">
            <text:p>1987-10-13</text:p>
          </table:table-cell>
          <table:table-cell office:value-type="string" calcext:value-type="string">
            <text:p>[FIV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4" calcext:value-type="date">
            <text:p>1997-07-1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st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4-12-06" calcext:value-type="date">
            <text:p>1984-12-06</text:p>
          </table:table-cell>
          <table:table-cell office:value-type="string" calcext:value-type="string">
            <text:p>[Lyme disease, arthr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14" calcext:value-type="date">
            <text:p>1997-07-1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2-10-23" calcext:value-type="date">
            <text:p>1982-10-23</text:p>
          </table:table-cell>
          <table:table-cell office:value-type="string" calcext:value-type="string">
            <text:p>[amputated limb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4" calcext:value-type="date">
            <text:p>1997-07-1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ath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7-06-29" calcext:value-type="date">
            <text:p>1987-06-29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14" calcext:value-type="date">
            <text:p>1997-07-1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nd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4-05-11" calcext:value-type="date">
            <text:p>1994-05-11</text:p>
          </table:table-cell>
          <table:table-cell office:value-type="string" calcext:value-type="string">
            <text:p>[Lyme disease, cancer, diabetes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2" calcext:value-type="date">
            <text:p>1997-07-1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od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4-08-14" calcext:value-type="date">
            <text:p>1984-08-14</text:p>
          </table:table-cell>
          <table:table-cell office:value-type="string" calcext:value-type="string">
            <text:p>[amputated limb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5" calcext:value-type="date">
            <text:p>1997-07-1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an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4-08-01" calcext:value-type="date">
            <text:p>1984-08-01</text:p>
          </table:table-cell>
          <table:table-cell office:value-type="string" calcext:value-type="string">
            <text:p>[arthritis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15" calcext:value-type="date">
            <text:p>1997-07-1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ringel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5-04-15" calcext:value-type="date">
            <text:p>1995-04-15</text:p>
          </table:table-cell>
          <table:table-cell office:value-type="string" calcext:value-type="string">
            <text:p>[amputated limb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5" calcext:value-type="date">
            <text:p>1997-07-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dy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4-03-06" calcext:value-type="date">
            <text:p>1994-03-06</text:p>
          </table:table-cell>
          <table:table-cell office:value-type="string" calcext:value-type="string">
            <text:p>[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9" calcext:value-type="date">
            <text:p>1997-06-29</text:p>
          </table:table-cell>
          <table:table-cell table:style-name="ce1" office:value-type="date" office:date-value="1997-07-15" calcext:value-type="date">
            <text:p>1997-07-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emmeric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9-06-18" calcext:value-type="date">
            <text:p>1989-06-18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6" calcext:value-type="date">
            <text:p>1997-07-1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ic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8-03-28" calcext:value-type="date">
            <text:p>1988-03-28</text:p>
          </table:table-cell>
          <table:table-cell office:value-type="string" calcext:value-type="string">
            <text:p>[FIV, tooth patholog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6" calcext:value-type="date">
            <text:p>1997-07-1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ik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6-12-17" calcext:value-type="date">
            <text:p>1996-12-17</text:p>
          </table:table-cell>
          <table:table-cell office:value-type="string" calcext:value-type="string">
            <text:p>[amputated limb, cystitis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6" calcext:value-type="date">
            <text:p>1997-07-1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lard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3-01-04" calcext:value-type="date">
            <text:p>1983-01-04</text:p>
          </table:table-cell>
          <table:table-cell office:value-type="string" calcext:value-type="string">
            <text:p>[Lyme disease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6" calcext:value-type="date">
            <text:p>1997-07-1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ollo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3-01-21" calcext:value-type="date">
            <text:p>1993-01-21</text:p>
          </table:table-cell>
          <table:table-cell office:value-type="string" calcext:value-type="string">
            <text:p>[FeLV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2" calcext:value-type="date">
            <text:p>1997-07-0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acho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1-06-17" calcext:value-type="date">
            <text:p>1991-06-17</text:p>
          </table:table-cell>
          <table:table-cell office:value-type="string" calcext:value-type="string">
            <text:p>[amputated limb, cancer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17" calcext:value-type="date">
            <text:p>1997-07-1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Kisme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3-03-09" calcext:value-type="date">
            <text:p>1993-03-09</text:p>
          </table:table-cell>
          <table:table-cell office:value-type="string" calcext:value-type="string">
            <text:p>[amputated limb, cancer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7" calcext:value-type="date">
            <text:p>1997-07-1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iv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8-06-27" calcext:value-type="date">
            <text:p>1988-06-27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7" calcext:value-type="date">
            <text:p>1997-07-1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bare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3-06-11" calcext:value-type="date">
            <text:p>1983-06-11</text:p>
          </table:table-cell>
          <table:table-cell office:value-type="string" calcext:value-type="string">
            <text:p>[blindness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7" calcext:value-type="date">
            <text:p>1997-07-1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oi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2-09-15" calcext:value-type="date">
            <text:p>1992-09-15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17" calcext:value-type="date">
            <text:p>1997-07-1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3-10-07" calcext:value-type="date">
            <text:p>1983-10-07</text:p>
          </table:table-cell>
          <table:table-cell office:value-type="string" calcext:value-type="string">
            <text:p>[Lyme disease, amputated limb, 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17" calcext:value-type="date">
            <text:p>1997-07-1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ag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3-11-04" calcext:value-type="date">
            <text:p>1983-11-04</text:p>
          </table:table-cell>
          <table:table-cell office:value-type="string" calcext:value-type="string">
            <text:p>[amputated limb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17" calcext:value-type="date">
            <text:p>1997-07-1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Oll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0-10-06" calcext:value-type="date">
            <text:p>1990-10-0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17" calcext:value-type="date">
            <text:p>1997-07-1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lc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4-03-17" calcext:value-type="date">
            <text:p>1994-03-17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17" calcext:value-type="date">
            <text:p>1997-07-1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8-09-18" calcext:value-type="date">
            <text:p>1988-09-18</text:p>
          </table:table-cell>
          <table:table-cell office:value-type="string" calcext:value-type="string">
            <text:p>[amputated limb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7" calcext:value-type="date">
            <text:p>1997-07-1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4-12-21" calcext:value-type="date">
            <text:p>1994-12-21</text:p>
          </table:table-cell>
          <table:table-cell office:value-type="string" calcext:value-type="string">
            <text:p>[FIV, feline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0" calcext:value-type="date">
            <text:p>1997-07-10</text:p>
          </table:table-cell>
          <table:table-cell table:style-name="ce1" office:value-type="date" office:date-value="1997-07-17" calcext:value-type="date">
            <text:p>1997-07-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est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4-12-06" calcext:value-type="date">
            <text:p>1984-12-06</text:p>
          </table:table-cell>
          <table:table-cell office:value-type="string" calcext:value-type="string">
            <text:p>[Lyme disease, arthr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14" calcext:value-type="date">
            <text:p>1997-07-14</text:p>
          </table:table-cell>
          <table:table-cell table:style-name="ce1" office:value-type="date" office:date-value="1997-07-17" calcext:value-type="date">
            <text:p>1997-07-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ig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4-09-13" calcext:value-type="date">
            <text:p>1994-09-13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18" calcext:value-type="date">
            <text:p>1997-07-1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6-04-19" calcext:value-type="date">
            <text:p>1986-04-19</text:p>
          </table:table-cell>
          <table:table-cell office:value-type="string" calcext:value-type="string">
            <text:p>[blind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18" calcext:value-type="date">
            <text:p>1997-07-1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iram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8-06-06" calcext:value-type="date">
            <text:p>1988-06-06</text:p>
          </table:table-cell>
          <table:table-cell office:value-type="string" calcext:value-type="string">
            <text:p>[blindness, kidney disease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18" calcext:value-type="date">
            <text:p>1997-07-1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sut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6-03-02" calcext:value-type="date">
            <text:p>1986-03-02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8" calcext:value-type="date">
            <text:p>1997-07-1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kuru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3-10-30" calcext:value-type="date">
            <text:p>1983-10-30</text:p>
          </table:table-cell>
          <table:table-cell office:value-type="string" calcext:value-type="string">
            <text:p>[FIV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8" calcext:value-type="date">
            <text:p>1997-07-1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hal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2-01-03" calcext:value-type="date">
            <text:p>1992-01-03</text:p>
          </table:table-cell>
          <table:table-cell office:value-type="string" calcext:value-type="string">
            <text:p>[hyperthyroidism, kidney disease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18" calcext:value-type="date">
            <text:p>1997-07-1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ekor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5-04-15" calcext:value-type="date">
            <text:p>1995-04-15</text:p>
          </table:table-cell>
          <table:table-cell office:value-type="string" calcext:value-type="string">
            <text:p>[FeLV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19" calcext:value-type="date">
            <text:p>1997-07-1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Zig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5-06-04" calcext:value-type="date">
            <text:p>1985-06-04</text:p>
          </table:table-cell>
          <table:table-cell office:value-type="string" calcext:value-type="string">
            <text:p>[diabetes, obesity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9" calcext:value-type="date">
            <text:p>1997-07-1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uss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1-10-09" calcext:value-type="date">
            <text:p>1991-10-09</text:p>
          </table:table-cell>
          <table:table-cell office:value-type="string" calcext:value-type="string">
            <text:p>[blind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19" calcext:value-type="date">
            <text:p>1997-07-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ilk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2-10-01" calcext:value-type="date">
            <text:p>1992-10-01</text:p>
          </table:table-cell>
          <table:table-cell office:value-type="string" calcext:value-type="string">
            <text:p>[blind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19" calcext:value-type="date">
            <text:p>1997-07-1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Enj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0-03-20" calcext:value-type="date">
            <text:p>1990-03-20</text:p>
          </table:table-cell>
          <table:table-cell office:value-type="string" calcext:value-type="string">
            <text:p>[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0" calcext:value-type="date">
            <text:p>1997-07-2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helin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4-05-19" calcext:value-type="date">
            <text:p>1994-05-19</text:p>
          </table:table-cell>
          <table:table-cell office:value-type="string" calcext:value-type="string">
            <text:p>[amputated limb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0" calcext:value-type="date">
            <text:p>1997-07-2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ionhear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4-03-25" calcext:value-type="date">
            <text:p>1994-03-25</text:p>
          </table:table-cell>
          <table:table-cell office:value-type="string" calcext:value-type="string">
            <text:p>[FeL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20" calcext:value-type="date">
            <text:p>1997-07-2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ver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6-04-25" calcext:value-type="date">
            <text:p>1996-04-25</text:p>
          </table:table-cell>
          <table:table-cell office:value-type="string" calcext:value-type="string">
            <text:p>[amputated limb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0" calcext:value-type="date">
            <text:p>1997-07-2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eish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5-02-22" calcext:value-type="date">
            <text:p>1985-02-22</text:p>
          </table:table-cell>
          <table:table-cell office:value-type="string" calcext:value-type="string">
            <text:p>[Lyme disease, amputated limb, cancer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20" calcext:value-type="date">
            <text:p>1997-07-2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eneci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9-01-13" calcext:value-type="date">
            <text:p>1989-01-13</text:p>
          </table:table-cell>
          <table:table-cell office:value-type="string" calcext:value-type="string">
            <text:p>[amputated limb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20" calcext:value-type="date">
            <text:p>1997-07-2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ri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2-09-26" calcext:value-type="date">
            <text:p>1992-09-26</text:p>
          </table:table-cell>
          <table:table-cell office:value-type="string" calcext:value-type="string">
            <text:p>[amputated limb, blindness, 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20" calcext:value-type="date">
            <text:p>1997-07-2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chak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0-07-01" calcext:value-type="date">
            <text:p>1990-07-01</text:p>
          </table:table-cell>
          <table:table-cell office:value-type="string" calcext:value-type="string">
            <text:p>[Lyme disease, deafness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6-29" calcext:value-type="date">
            <text:p>1997-06-2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hinn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3-07-23" calcext:value-type="date">
            <text:p>1983-07-23</text:p>
          </table:table-cell>
          <table:table-cell office:value-type="string" calcext:value-type="string">
            <text:p>[arthritis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3" calcext:value-type="date">
            <text:p>1997-07-1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hal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2-01-03" calcext:value-type="date">
            <text:p>1992-01-03</text:p>
          </table:table-cell>
          <table:table-cell office:value-type="string" calcext:value-type="string">
            <text:p>[hyperthyroidism, kidney disease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18" calcext:value-type="date">
            <text:p>1997-07-18</text:p>
          </table:table-cell>
          <table:table-cell table:style-name="ce1" office:value-type="date" office:date-value="1997-07-20" calcext:value-type="date">
            <text:p>1997-07-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eci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2-03-22" calcext:value-type="date">
            <text:p>1992-03-22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21" calcext:value-type="date">
            <text:p>1997-07-2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oni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5-10-16" calcext:value-type="date">
            <text:p>1985-10-16</text:p>
          </table:table-cell>
          <table:table-cell office:value-type="string" calcext:value-type="string">
            <text:p>[amputated limb, deafness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2" calcext:value-type="date">
            <text:p>1997-07-2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hamoi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1-03-11" calcext:value-type="date">
            <text:p>1991-03-11</text:p>
          </table:table-cell>
          <table:table-cell office:value-type="string" calcext:value-type="string">
            <text:p>[amputated limb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22" calcext:value-type="date">
            <text:p>1997-07-2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gil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9-06-22" calcext:value-type="date">
            <text:p>1989-06-22</text:p>
          </table:table-cell>
          <table:table-cell office:value-type="string" calcext:value-type="string">
            <text:p>[blindness, cancer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2" calcext:value-type="date">
            <text:p>1997-07-2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5-11-28" calcext:value-type="date">
            <text:p>1995-11-28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22" calcext:value-type="date">
            <text:p>1997-07-2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err Schröd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8-02-22" calcext:value-type="date">
            <text:p>1988-02-22</text:p>
          </table:table-cell>
          <table:table-cell office:value-type="string" calcext:value-type="string">
            <text:p>[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22" calcext:value-type="date">
            <text:p>1997-07-2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4-10-16" calcext:value-type="date">
            <text:p>1994-10-16</text:p>
          </table:table-cell>
          <table:table-cell office:value-type="string" calcext:value-type="string">
            <text:p>[amputated limb, kidney disease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22" calcext:value-type="date">
            <text:p>1997-07-2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ver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6-04-25" calcext:value-type="date">
            <text:p>1996-04-25</text:p>
          </table:table-cell>
          <table:table-cell office:value-type="string" calcext:value-type="string">
            <text:p>[amputated limb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0" calcext:value-type="date">
            <text:p>1997-07-20</text:p>
          </table:table-cell>
          <table:table-cell table:style-name="ce1" office:value-type="date" office:date-value="1997-07-22" calcext:value-type="date">
            <text:p>1997-07-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gil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9-06-22" calcext:value-type="date">
            <text:p>1989-06-22</text:p>
          </table:table-cell>
          <table:table-cell office:value-type="string" calcext:value-type="string">
            <text:p>[blindness, cancer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2" calcext:value-type="date">
            <text:p>1997-07-22</text:p>
          </table:table-cell>
          <table:table-cell table:style-name="ce1" office:value-type="date" office:date-value="1997-07-22" calcext:value-type="date">
            <text:p>1997-07-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8-03-06" calcext:value-type="date">
            <text:p>1988-03-06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3" calcext:value-type="date">
            <text:p>1997-07-2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3-06-02" calcext:value-type="date">
            <text:p>1983-06-02</text:p>
          </table:table-cell>
          <table:table-cell office:value-type="string" calcext:value-type="string">
            <text:p>[blind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23" calcext:value-type="date">
            <text:p>1997-07-2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ung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5-02-14" calcext:value-type="date">
            <text:p>1985-02-14</text:p>
          </table:table-cell>
          <table:table-cell office:value-type="string" calcext:value-type="string">
            <text:p>[hyperthyroidism, blind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23" calcext:value-type="date">
            <text:p>1997-07-2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3-05-07" calcext:value-type="date">
            <text:p>1993-05-07</text:p>
          </table:table-cell>
          <table:table-cell office:value-type="string" calcext:value-type="string">
            <text:p>[Lyme disease, amputated limb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3" calcext:value-type="date">
            <text:p>1997-07-2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3-08-08" calcext:value-type="date">
            <text:p>1993-08-08</text:p>
          </table:table-cell>
          <table:table-cell office:value-type="string" calcext:value-type="string">
            <text:p>[blindness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3" calcext:value-type="date">
            <text:p>1997-07-2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2-12-23" calcext:value-type="date">
            <text:p>1982-12-23</text:p>
          </table:table-cell>
          <table:table-cell office:value-type="string" calcext:value-type="string">
            <text:p>[hyperthyroidism, kidney disease, 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23" calcext:value-type="date">
            <text:p>1997-07-2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al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8-04-24" calcext:value-type="date">
            <text:p>1988-04-2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3" calcext:value-type="date">
            <text:p>1997-07-2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isme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3-03-09" calcext:value-type="date">
            <text:p>1993-03-09</text:p>
          </table:table-cell>
          <table:table-cell office:value-type="string" calcext:value-type="string">
            <text:p>[amputated limb, cancer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7" calcext:value-type="date">
            <text:p>1997-07-17</text:p>
          </table:table-cell>
          <table:table-cell table:style-name="ce1" office:value-type="date" office:date-value="1997-07-23" calcext:value-type="date">
            <text:p>1997-07-2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ud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3-11-18" calcext:value-type="date">
            <text:p>1993-11-18</text:p>
          </table:table-cell>
          <table:table-cell office:value-type="string" calcext:value-type="string">
            <text:p>[amputated limb, blindness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24" calcext:value-type="date">
            <text:p>1997-07-2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esquit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1-04-18" calcext:value-type="date">
            <text:p>1991-04-18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24" calcext:value-type="date">
            <text:p>1997-07-2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ljosch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3-10-06" calcext:value-type="date">
            <text:p>1983-10-0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4" calcext:value-type="date">
            <text:p>1997-07-2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Yeri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9-08-06" calcext:value-type="date">
            <text:p>1989-08-0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24" calcext:value-type="date">
            <text:p>1997-07-2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om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6-08-26" calcext:value-type="date">
            <text:p>1986-08-26</text:p>
          </table:table-cell>
          <table:table-cell office:value-type="string" calcext:value-type="string">
            <text:p>[cancer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24" calcext:value-type="date">
            <text:p>1997-07-2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lkor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5-12-27" calcext:value-type="date">
            <text:p>1995-12-27</text:p>
          </table:table-cell>
          <table:table-cell office:value-type="string" calcext:value-type="string">
            <text:p>[FeLV, 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4" calcext:value-type="date">
            <text:p>1997-07-2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tol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7-06-25" calcext:value-type="date">
            <text:p>1997-06-25</text:p>
          </table:table-cell>
          <table:table-cell office:value-type="string" calcext:value-type="string">
            <text:p>[FI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24" calcext:value-type="date">
            <text:p>1997-07-2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orc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6-05-02" calcext:value-type="date">
            <text:p>1996-05-02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24" calcext:value-type="date">
            <text:p>1997-07-2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yth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5-05-02" calcext:value-type="date">
            <text:p>1995-05-02</text:p>
          </table:table-cell>
          <table:table-cell office:value-type="string" calcext:value-type="string">
            <text:p>[Lyme disease, obesity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4" calcext:value-type="date">
            <text:p>1997-07-2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iaga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3-06-26" calcext:value-type="date">
            <text:p>1983-06-26</text:p>
          </table:table-cell>
          <table:table-cell office:value-type="string" calcext:value-type="string">
            <text:p>[cancer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4" calcext:value-type="date">
            <text:p>1997-07-2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ran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9-06-18" calcext:value-type="date">
            <text:p>1989-06-18</text:p>
          </table:table-cell>
          <table:table-cell office:value-type="string" calcext:value-type="string">
            <text:p>[hyperthyroidism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10" calcext:value-type="date">
            <text:p>1997-07-1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hinn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3-07-23" calcext:value-type="date">
            <text:p>1983-07-23</text:p>
          </table:table-cell>
          <table:table-cell office:value-type="string" calcext:value-type="string">
            <text:p>[arthritis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3" calcext:value-type="date">
            <text:p>1997-07-13</text:p>
          </table:table-cell>
          <table:table-cell table:style-name="ce1" office:value-type="date" office:date-value="1997-07-24" calcext:value-type="date">
            <text:p>1997-07-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iank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7-10-13" calcext:value-type="date">
            <text:p>1987-10-13</text:p>
          </table:table-cell>
          <table:table-cell office:value-type="string" calcext:value-type="string">
            <text:p>[FIV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14" calcext:value-type="date">
            <text:p>1997-07-14</text:p>
          </table:table-cell>
          <table:table-cell table:style-name="ce1" office:value-type="date" office:date-value="1997-07-24" calcext:value-type="date">
            <text:p>1997-07-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4-04-28" calcext:value-type="date">
            <text:p>1984-04-28</text:p>
          </table:table-cell>
          <table:table-cell office:value-type="string" calcext:value-type="string">
            <text:p>[feline heartworm, blindness, 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5" calcext:value-type="date">
            <text:p>1997-07-2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Wick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5-03-05" calcext:value-type="date">
            <text:p>1995-03-05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5" calcext:value-type="date">
            <text:p>1997-07-2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inch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5-05-21" calcext:value-type="date">
            <text:p>1995-05-21</text:p>
          </table:table-cell>
          <table:table-cell office:value-type="string" calcext:value-type="string">
            <text:p>[FIV, cystitis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25" calcext:value-type="date">
            <text:p>1997-07-2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en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8-07-18" calcext:value-type="date">
            <text:p>1988-07-18</text:p>
          </table:table-cell>
          <table:table-cell office:value-type="string" calcext:value-type="string">
            <text:p>[diabetes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5" calcext:value-type="date">
            <text:p>1997-07-2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itan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3-07-30" calcext:value-type="date">
            <text:p>1993-07-30</text:p>
          </table:table-cell>
          <table:table-cell office:value-type="string" calcext:value-type="string">
            <text:p>[arthr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25" calcext:value-type="date">
            <text:p>1997-07-2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k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7-12-30" calcext:value-type="date">
            <text:p>1987-12-30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26" calcext:value-type="date">
            <text:p>1997-07-2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rekk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5-09-26" calcext:value-type="date">
            <text:p>1995-09-26</text:p>
          </table:table-cell>
          <table:table-cell office:value-type="string" calcext:value-type="string">
            <text:p>[Lyme disease, deafness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6" calcext:value-type="date">
            <text:p>1997-07-06</text:p>
          </table:table-cell>
          <table:table-cell table:style-name="ce1" office:value-type="date" office:date-value="1997-07-26" calcext:value-type="date">
            <text:p>1997-07-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bare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3-06-11" calcext:value-type="date">
            <text:p>1983-06-11</text:p>
          </table:table-cell>
          <table:table-cell office:value-type="string" calcext:value-type="string">
            <text:p>[amputated limb, blindness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7" calcext:value-type="date">
            <text:p>1997-07-1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Zig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5-06-04" calcext:value-type="date">
            <text:p>1985-06-04</text:p>
          </table:table-cell>
          <table:table-cell office:value-type="string" calcext:value-type="string">
            <text:p>[diabetes, obesity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9" calcext:value-type="date">
            <text:p>1997-07-19</text:p>
          </table:table-cell>
          <table:table-cell table:style-name="ce1" office:value-type="date" office:date-value="1997-07-26" calcext:value-type="date">
            <text:p>1997-07-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yth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5-05-02" calcext:value-type="date">
            <text:p>1995-05-02</text:p>
          </table:table-cell>
          <table:table-cell office:value-type="string" calcext:value-type="string">
            <text:p>[Lyme disease, obesity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4" calcext:value-type="date">
            <text:p>1997-07-24</text:p>
          </table:table-cell>
          <table:table-cell table:style-name="ce1" office:value-type="date" office:date-value="1997-07-26" calcext:value-type="date">
            <text:p>1997-07-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ak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7-12-30" calcext:value-type="date">
            <text:p>1987-12-30</text:p>
          </table:table-cell>
          <table:table-cell office:value-type="string" calcext:value-type="string">
            <text:p>[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26" calcext:value-type="date">
            <text:p>1997-07-2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Arlett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8-10-24" calcext:value-type="date">
            <text:p>1988-10-24</text:p>
          </table:table-cell>
          <table:table-cell office:value-type="string" calcext:value-type="string">
            <text:p>[blindness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28" calcext:value-type="date">
            <text:p>1997-07-2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ob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4-12-26" calcext:value-type="date">
            <text:p>1984-12-2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8" calcext:value-type="date">
            <text:p>1997-07-2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erz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4-02-02" calcext:value-type="date">
            <text:p>1984-02-02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8" calcext:value-type="date">
            <text:p>1997-07-2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lid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5-01-13" calcext:value-type="date">
            <text:p>1985-01-13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9" calcext:value-type="date">
            <text:p>1997-07-2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Jog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6-06-30" calcext:value-type="date">
            <text:p>1996-06-30</text:p>
          </table:table-cell>
          <table:table-cell office:value-type="string" calcext:value-type="string">
            <text:p>[blindness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29" calcext:value-type="date">
            <text:p>1997-07-2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ari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4-11-04" calcext:value-type="date">
            <text:p>1984-11-04</text:p>
          </table:table-cell>
          <table:table-cell office:value-type="string" calcext:value-type="string">
            <text:p>[blindness, 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29" calcext:value-type="date">
            <text:p>1997-07-2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er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6-02-03" calcext:value-type="date">
            <text:p>1996-02-03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29" calcext:value-type="date">
            <text:p>1997-07-2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rac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1-09-06" calcext:value-type="date">
            <text:p>1991-09-06</text:p>
          </table:table-cell>
          <table:table-cell office:value-type="string" calcext:value-type="string">
            <text:p>[arthriti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9" calcext:value-type="date">
            <text:p>1997-07-2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autz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3-04-24" calcext:value-type="date">
            <text:p>1993-04-24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29" calcext:value-type="date">
            <text:p>1997-07-2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ashim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5-06-04" calcext:value-type="date">
            <text:p>1995-06-0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29" calcext:value-type="date">
            <text:p>1997-07-2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nd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3-03-29" calcext:value-type="date">
            <text:p>1993-03-29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29" calcext:value-type="date">
            <text:p>1997-07-2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3-08-19" calcext:value-type="date">
            <text:p>1993-08-19</text:p>
          </table:table-cell>
          <table:table-cell office:value-type="string" calcext:value-type="string">
            <text:p>[feline heartworm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30" calcext:value-type="date">
            <text:p>1997-07-3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6-01-09" calcext:value-type="date">
            <text:p>1986-01-09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30" calcext:value-type="date">
            <text:p>1997-07-3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Quantu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0-11-05" calcext:value-type="date">
            <text:p>1990-11-05</text:p>
          </table:table-cell>
          <table:table-cell office:value-type="string" calcext:value-type="string">
            <text:p>[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30" calcext:value-type="date">
            <text:p>1997-07-3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Kle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6-09-05" calcext:value-type="date">
            <text:p>1996-09-05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7-30" calcext:value-type="date">
            <text:p>1997-07-3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ard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3-01-04" calcext:value-type="date">
            <text:p>1983-01-04</text:p>
          </table:table-cell>
          <table:table-cell office:value-type="string" calcext:value-type="string">
            <text:p>[Lyme disease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30" calcext:value-type="date">
            <text:p>1997-07-3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ung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5-02-14" calcext:value-type="date">
            <text:p>1985-02-14</text:p>
          </table:table-cell>
          <table:table-cell office:value-type="string" calcext:value-type="string">
            <text:p>[hyperthyroidism, blind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23" calcext:value-type="date">
            <text:p>1997-07-23</text:p>
          </table:table-cell>
          <table:table-cell table:style-name="ce1" office:value-type="date" office:date-value="1997-07-30" calcext:value-type="date">
            <text:p>1997-07-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om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6-08-26" calcext:value-type="date">
            <text:p>1986-08-26</text:p>
          </table:table-cell>
          <table:table-cell office:value-type="string" calcext:value-type="string">
            <text:p>[cancer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24" calcext:value-type="date">
            <text:p>1997-07-24</text:p>
          </table:table-cell>
          <table:table-cell table:style-name="ce1" office:value-type="date" office:date-value="1997-07-30" calcext:value-type="date">
            <text:p>1997-07-3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4-09-23" calcext:value-type="date">
            <text:p>1994-09-23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31" calcext:value-type="date">
            <text:p>1997-07-3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emma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3-10-25" calcext:value-type="date">
            <text:p>1983-10-25</text:p>
          </table:table-cell>
          <table:table-cell office:value-type="string" calcext:value-type="string">
            <text:p>[kidney disease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31" calcext:value-type="date">
            <text:p>1997-07-3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9-08-18" calcext:value-type="date">
            <text:p>1989-08-18</text:p>
          </table:table-cell>
          <table:table-cell office:value-type="string" calcext:value-type="string">
            <text:p>[FIV, blindness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31" calcext:value-type="date">
            <text:p>1997-07-3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oolittl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4-08-21" calcext:value-type="date">
            <text:p>1984-08-21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7-31" calcext:value-type="date">
            <text:p>1997-07-3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Kudo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6-05-21" calcext:value-type="date">
            <text:p>1986-05-21</text:p>
          </table:table-cell>
          <table:table-cell office:value-type="string" calcext:value-type="string">
            <text:p>[blindness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31" calcext:value-type="date">
            <text:p>1997-07-3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lec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4-08-19" calcext:value-type="date">
            <text:p>1984-08-19</text:p>
          </table:table-cell>
          <table:table-cell office:value-type="string" calcext:value-type="string">
            <text:p>[FeLV, kidney disease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31" calcext:value-type="date">
            <text:p>1997-07-3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dou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2-03-02" calcext:value-type="date">
            <text:p>1992-03-02</text:p>
          </table:table-cell>
          <table:table-cell office:value-type="string" calcext:value-type="string">
            <text:p>[FeLV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7-31" calcext:value-type="date">
            <text:p>1997-07-3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Knöpfch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2-09-16" calcext:value-type="date">
            <text:p>1982-09-16</text:p>
          </table:table-cell>
          <table:table-cell office:value-type="string" calcext:value-type="string">
            <text:p>[cancer, cystitis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31" calcext:value-type="date">
            <text:p>1997-07-3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7-03-07" calcext:value-type="date">
            <text:p>1997-03-07</text:p>
          </table:table-cell>
          <table:table-cell office:value-type="string" calcext:value-type="string">
            <text:p>[amputated limb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31" calcext:value-type="date">
            <text:p>1997-07-3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link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4-05-12" calcext:value-type="date">
            <text:p>1984-05-12</text:p>
          </table:table-cell>
          <table:table-cell office:value-type="string" calcext:value-type="string">
            <text:p>[amputated limb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07" calcext:value-type="date">
            <text:p>1997-07-0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ex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3-04-19" calcext:value-type="date">
            <text:p>1993-04-19</text:p>
          </table:table-cell>
          <table:table-cell office:value-type="string" calcext:value-type="string">
            <text:p>[kidney disease, cystitis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8-02" calcext:value-type="date">
            <text:p>1997-08-0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en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9-02-13" calcext:value-type="date">
            <text:p>1989-02-13</text:p>
          </table:table-cell>
          <table:table-cell office:value-type="string" calcext:value-type="string">
            <text:p>[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7" calcext:value-type="date">
            <text:p>1997-07-07</text:p>
          </table:table-cell>
          <table:table-cell table:style-name="ce1" office:value-type="date" office:date-value="1997-08-02" calcext:value-type="date">
            <text:p>1997-08-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bare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3-06-11" calcext:value-type="date">
            <text:p>1983-06-11</text:p>
          </table:table-cell>
          <table:table-cell office:value-type="string" calcext:value-type="string">
            <text:p>[amputated limb, blindness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17" calcext:value-type="date">
            <text:p>1997-07-17</text:p>
          </table:table-cell>
          <table:table-cell table:style-name="ce1" office:value-type="date" office:date-value="1997-08-02" calcext:value-type="date">
            <text:p>1997-08-0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ex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3-04-19" calcext:value-type="date">
            <text:p>1993-04-19</text:p>
          </table:table-cell>
          <table:table-cell office:value-type="string" calcext:value-type="string">
            <text:p>[kidney disease, cystitis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8-02" calcext:value-type="date">
            <text:p>1997-08-02</text:p>
          </table:table-cell>
          <table:table-cell table:style-name="ce1" office:value-type="date" office:date-value="1997-08-02" calcext:value-type="date">
            <text:p>1997-08-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arbu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4-12-24" calcext:value-type="date">
            <text:p>1984-12-24</text:p>
          </table:table-cell>
          <table:table-cell office:value-type="string" calcext:value-type="string">
            <text:p>[Lyme disease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3" calcext:value-type="date">
            <text:p>1997-08-0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mm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6-07-02" calcext:value-type="date">
            <text:p>1986-07-02</text:p>
          </table:table-cell>
          <table:table-cell office:value-type="string" calcext:value-type="string">
            <text:p>[deafness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3" calcext:value-type="date">
            <text:p>1997-08-0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ub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1-03-09" calcext:value-type="date">
            <text:p>1991-03-09</text:p>
          </table:table-cell>
          <table:table-cell office:value-type="string" calcext:value-type="string">
            <text:p>[Lyme disease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8-03" calcext:value-type="date">
            <text:p>1997-08-0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Joos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6-04-01" calcext:value-type="date">
            <text:p>1986-04-01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3" calcext:value-type="date">
            <text:p>1997-08-0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eacup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7-06-13" calcext:value-type="date">
            <text:p>1997-06-13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8-03" calcext:value-type="date">
            <text:p>1997-08-0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5-07-02" calcext:value-type="date">
            <text:p>1995-07-02</text:p>
          </table:table-cell>
          <table:table-cell office:value-type="string" calcext:value-type="string">
            <text:p>[arthr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8-03" calcext:value-type="date">
            <text:p>1997-08-0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9-06-07" calcext:value-type="date">
            <text:p>1989-06-07</text:p>
          </table:table-cell>
          <table:table-cell office:value-type="string" calcext:value-type="string">
            <text:p>[kidney disease, cancer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3" calcext:value-type="date">
            <text:p>1997-08-0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9-06-07" calcext:value-type="date">
            <text:p>1989-06-07</text:p>
          </table:table-cell>
          <table:table-cell office:value-type="string" calcext:value-type="string">
            <text:p>[kidney disease, cancer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3" calcext:value-type="date">
            <text:p>1997-08-03</text:p>
          </table:table-cell>
          <table:table-cell table:style-name="ce1" office:value-type="date" office:date-value="1997-08-03" calcext:value-type="date">
            <text:p>1997-08-0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nj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0-03-20" calcext:value-type="date">
            <text:p>1990-03-20</text:p>
          </table:table-cell>
          <table:table-cell office:value-type="string" calcext:value-type="string">
            <text:p>[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7-20" calcext:value-type="date">
            <text:p>1997-07-20</text:p>
          </table:table-cell>
          <table:table-cell table:style-name="ce1" office:value-type="date" office:date-value="1997-08-04" calcext:value-type="date">
            <text:p>1997-08-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5-11-28" calcext:value-type="date">
            <text:p>1995-11-28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22" calcext:value-type="date">
            <text:p>1997-07-22</text:p>
          </table:table-cell>
          <table:table-cell table:style-name="ce1" office:value-type="date" office:date-value="1997-08-04" calcext:value-type="date">
            <text:p>1997-08-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3-05-07" calcext:value-type="date">
            <text:p>1993-05-07</text:p>
          </table:table-cell>
          <table:table-cell office:value-type="string" calcext:value-type="string">
            <text:p>[Lyme disease, amputated limb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23" calcext:value-type="date">
            <text:p>1997-07-23</text:p>
          </table:table-cell>
          <table:table-cell table:style-name="ce1" office:value-type="date" office:date-value="1997-08-04" calcext:value-type="date">
            <text:p>1997-08-0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urphy-Murph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2-09-21" calcext:value-type="date">
            <text:p>1982-09-21</text:p>
          </table:table-cell>
          <table:table-cell office:value-type="string" calcext:value-type="string">
            <text:p>[diabetes, obesity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8-05" calcext:value-type="date">
            <text:p>1997-08-0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hrist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1-03-01" calcext:value-type="date">
            <text:p>1991-03-01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8-05" calcext:value-type="date">
            <text:p>1997-08-0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eronimu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8-01-01" calcext:value-type="date">
            <text:p>1988-01-01</text:p>
          </table:table-cell>
          <table:table-cell office:value-type="string" calcext:value-type="string">
            <text:p>[Lyme disease, blindnes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5" calcext:value-type="date">
            <text:p>1997-08-0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Jur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0-10-13" calcext:value-type="date">
            <text:p>1990-10-13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8-05" calcext:value-type="date">
            <text:p>1997-08-0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eronimu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8-01-01" calcext:value-type="date">
            <text:p>1988-01-01</text:p>
          </table:table-cell>
          <table:table-cell office:value-type="string" calcext:value-type="string">
            <text:p>[Lyme disease, blindnes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5" calcext:value-type="date">
            <text:p>1997-08-05</text:p>
          </table:table-cell>
          <table:table-cell table:style-name="ce1" office:value-type="date" office:date-value="1997-08-05" calcext:value-type="date">
            <text:p>1997-08-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Volt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0-03-25" calcext:value-type="date">
            <text:p>1990-03-25</text:p>
          </table:table-cell>
          <table:table-cell office:value-type="string" calcext:value-type="string">
            <text:p>[Lyme disease, diabetes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8-06" calcext:value-type="date">
            <text:p>1997-08-0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Ker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9-05-18" calcext:value-type="date">
            <text:p>1989-05-18</text:p>
          </table:table-cell>
          <table:table-cell office:value-type="string" calcext:value-type="string">
            <text:p>[cancer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8-06" calcext:value-type="date">
            <text:p>1997-08-0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ölkch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3-02-08" calcext:value-type="date">
            <text:p>1993-02-0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8-06" calcext:value-type="date">
            <text:p>1997-08-0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6-04-19" calcext:value-type="date">
            <text:p>1986-04-19</text:p>
          </table:table-cell>
          <table:table-cell office:value-type="string" calcext:value-type="string">
            <text:p>[blind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6" calcext:value-type="date">
            <text:p>1997-08-0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6-01-09" calcext:value-type="date">
            <text:p>1986-01-09</text:p>
          </table:table-cell>
          <table:table-cell office:value-type="string" calcext:value-type="string">
            <text:p>[amputated limb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30" calcext:value-type="date">
            <text:p>1997-07-3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1-07-10" calcext:value-type="date">
            <text:p>1991-07-10</text:p>
          </table:table-cell>
          <table:table-cell office:value-type="string" calcext:value-type="string">
            <text:p>[blind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8-07" calcext:value-type="date">
            <text:p>1997-08-0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sc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0-07-03" calcext:value-type="date">
            <text:p>1990-07-03</text:p>
          </table:table-cell>
          <table:table-cell office:value-type="string" calcext:value-type="string">
            <text:p>[feline heartworm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8-07" calcext:value-type="date">
            <text:p>1997-08-0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eish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5-02-22" calcext:value-type="date">
            <text:p>1985-02-22</text:p>
          </table:table-cell>
          <table:table-cell office:value-type="string" calcext:value-type="string">
            <text:p>[Lyme disease, amputated limb, cancer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7-20" calcext:value-type="date">
            <text:p>1997-07-20</text:p>
          </table:table-cell>
          <table:table-cell table:style-name="ce1" office:value-type="date" office:date-value="1997-08-07" calcext:value-type="date">
            <text:p>1997-08-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Julie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9-11-08" calcext:value-type="date">
            <text:p>1989-11-08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8-08" calcext:value-type="date">
            <text:p>1997-08-0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rami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8-05-14" calcext:value-type="date">
            <text:p>1988-05-14</text:p>
          </table:table-cell>
          <table:table-cell office:value-type="string" calcext:value-type="string">
            <text:p>[blindness, diabetes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8" calcext:value-type="date">
            <text:p>1997-08-0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roub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6-09-23" calcext:value-type="date">
            <text:p>1986-09-23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8-08" calcext:value-type="date">
            <text:p>1997-08-0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Olof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3-09-05" calcext:value-type="date">
            <text:p>1983-09-05</text:p>
          </table:table-cell>
          <table:table-cell office:value-type="string" calcext:value-type="string">
            <text:p>[Lyme disease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8-08" calcext:value-type="date">
            <text:p>1997-08-0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unj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6-03-10" calcext:value-type="date">
            <text:p>1996-03-10</text:p>
          </table:table-cell>
          <table:table-cell office:value-type="string" calcext:value-type="string">
            <text:p>[Lyme disease, blind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8" calcext:value-type="date">
            <text:p>1997-08-0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Baika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8-11-12" calcext:value-type="date">
            <text:p>1988-11-12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8-08" calcext:value-type="date">
            <text:p>1997-08-08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7-07-09" calcext:value-type="date">
            <text:p>1987-07-09</text:p>
          </table:table-cell>
          <table:table-cell office:value-type="string" calcext:value-type="string">
            <text:p>[arthr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8-08" calcext:value-type="date">
            <text:p>1997-08-0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3-06-02" calcext:value-type="date">
            <text:p>1983-06-02</text:p>
          </table:table-cell>
          <table:table-cell office:value-type="string" calcext:value-type="string">
            <text:p>[blind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8-08" calcext:value-type="date">
            <text:p>1997-08-08</text:p>
          </table:table-cell>
          <table:table-cell/>
        </table:table-row>
      </table:table>
      <table:table table:name="AnimalsT2" table:style-name="ta1">
        <table:table-column table:style-name="co1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1"/>
        <table:table-column table:style-name="co17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1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Disabilities</text:p>
          </table:table-cell>
          <table:table-cell office:value-type="string" calcext:value-type="string">
            <text:p>House without kids</text:p>
          </table:table-cell>
          <table:table-cell office:value-type="string" calcext:value-type="string">
            <text:p>Experienced owners</text:p>
          </table:table-cell>
          <table:table-cell office:value-type="string" calcext:value-type="string">
            <text:p>Preferred place to live</text:p>
          </table:table-cell>
          <table:table-cell table:style-name="Default" office:value-type="string" calcext:value-type="string">
            <text:p>Date of admissi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em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0-11-06" calcext:value-type="date">
            <text:p>1990-11-06</text:p>
          </table:table-cell>
          <table:table-cell office:value-type="string" calcext:value-type="string">
            <text:p>[FIV, 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6-20" calcext:value-type="date">
            <text:p>1997-06-2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ilo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8-08-23" calcext:value-type="date">
            <text:p>1988-08-23</text:p>
          </table:table-cell>
          <table:table-cell office:value-type="string" calcext:value-type="string">
            <text:p>[amputated limb, blindness, 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8-09" calcext:value-type="date">
            <text:p>1997-08-0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ili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93-01-22" calcext:value-type="date">
            <text:p>1993-01-22</text:p>
          </table:table-cell>
          <table:table-cell office:value-type="string" calcext:value-type="string">
            <text:p>[FeLV, kidney disease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8-09" calcext:value-type="date">
            <text:p>1997-08-0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Akuru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4-06-13" calcext:value-type="date">
            <text:p>1984-06-13</text:p>
          </table:table-cell>
          <table:table-cell office:value-type="string" calcext:value-type="string">
            <text:p>[amputated limb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8-09" calcext:value-type="date">
            <text:p>1997-08-0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Ura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7-07-07" calcext:value-type="date">
            <text:p>1997-07-07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9" calcext:value-type="date">
            <text:p>1997-08-0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4-08-06" calcext:value-type="date">
            <text:p>1994-08-06</text:p>
          </table:table-cell>
          <table:table-cell office:value-type="string" calcext:value-type="string">
            <text:p>[feline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8-09" calcext:value-type="date">
            <text:p>1997-08-0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av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9-08-06" calcext:value-type="date">
            <text:p>1989-08-06</text:p>
          </table:table-cell>
          <table:table-cell office:value-type="string" calcext:value-type="string">
            <text:p>[hyperthyroidism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8-09" calcext:value-type="date">
            <text:p>1997-08-0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onj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8-07-17" calcext:value-type="date">
            <text:p>1988-07-17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09" calcext:value-type="date">
            <text:p>1997-08-0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acian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3-03-06" calcext:value-type="date">
            <text:p>1993-03-06</text:p>
          </table:table-cell>
          <table:table-cell office:value-type="string" calcext:value-type="string">
            <text:p>[amputated limb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8-09" calcext:value-type="date">
            <text:p>1997-08-09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Wax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5-05-08" calcext:value-type="date">
            <text:p>1985-05-08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8-09" calcext:value-type="date">
            <text:p>1997-08-0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Van Danc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1-07-08" calcext:value-type="date">
            <text:p>1991-07-08</text:p>
          </table:table-cell>
          <table:table-cell office:value-type="string" calcext:value-type="string">
            <text:p>[cyst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8-09" calcext:value-type="date">
            <text:p>1997-08-0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Ustinov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94-01-26" calcext:value-type="date">
            <text:p>1994-01-26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8-10" calcext:value-type="date">
            <text:p>1997-08-1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rrwisc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89-01-14" calcext:value-type="date">
            <text:p>1989-01-14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8-10" calcext:value-type="date">
            <text:p>1997-08-1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3-02-27" calcext:value-type="date">
            <text:p>1983-02-27</text:p>
          </table:table-cell>
          <table:table-cell office:value-type="string" calcext:value-type="string">
            <text:p>[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8-10" calcext:value-type="date">
            <text:p>1997-08-1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mene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4-12-24" calcext:value-type="date">
            <text:p>1984-12-24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8-10" calcext:value-type="date">
            <text:p>1997-08-1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Wi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7-01-13" calcext:value-type="date">
            <text:p>1987-01-13</text:p>
          </table:table-cell>
          <table:table-cell office:value-type="string" calcext:value-type="string">
            <text:p>[hyperthyroidis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8-10" calcext:value-type="date">
            <text:p>1997-08-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1991-01-30" calcext:value-type="date">
            <text:p>1991-01-30</text:p>
          </table:table-cell>
          <table:table-cell office:value-type="string" calcext:value-type="string">
            <text:p>[amputated limb, blindness, 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8-10" calcext:value-type="date">
            <text:p>1997-08-1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kila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5-07-12" calcext:value-type="date">
            <text:p>1985-07-12</text:p>
          </table:table-cell>
          <table:table-cell office:value-type="string" calcext:value-type="string">
            <text:p>[feline heartworm, kidney disease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1997-08-10" calcext:value-type="date">
            <text:p>1997-08-1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e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5-06-13" calcext:value-type="date">
            <text:p>1985-06-13</text:p>
          </table:table-cell>
          <table:table-cell office:value-type="string" calcext:value-type="string">
            <text:p>[amputated limb, blind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8-10" calcext:value-type="date">
            <text:p>1997-08-1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ilo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88-08-23" calcext:value-type="date">
            <text:p>1988-08-23</text:p>
          </table:table-cell>
          <table:table-cell office:value-type="string" calcext:value-type="string">
            <text:p>[amputated limb, arthritis, blindness, 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1997-08-09" calcext:value-type="date">
            <text:p>1997-08-0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ok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8-04-25" calcext:value-type="date">
            <text:p>1988-04-25</text:p>
          </table:table-cell>
          <table:table-cell office:value-type="string" calcext:value-type="string">
            <text:p>[hyperthyroidism, FeLV, kidney disease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1997-08-11" calcext:value-type="date">
            <text:p>1997-08-1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Yamb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1983-05-28" calcext:value-type="date">
            <text:p>1983-05-28</text:p>
          </table:table-cell>
          <table:table-cell office:value-type="string" calcext:value-type="string">
            <text:p>[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1997-08-11" calcext:value-type="date">
            <text:p>1997-08-1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ogu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1987-09-04" calcext:value-type="date">
            <text:p>1987-09-04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1997-08-11" calcext:value-type="date">
            <text:p>1997-08-1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Koral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1990-10-20" calcext:value-type="date">
            <text:p>1990-10-20</text:p>
          </table:table-cell>
          <table:table-cell office:value-type="string" calcext:value-type="string">
            <text:p>[amputated limb, arthritis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1997-07-03" calcext:value-type="date">
            <text:p>1997-07-03</text:p>
          </table:table-cell>
          <table:table-cell table:style-name="ce1" office:value-type="date" office:date-value="1997-08-11" calcext:value-type="date">
            <text:p>1997-08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8T20:31:09.780000000</meta:creation-date>
    <dc:date>2024-11-05T15:21:17.071000000</dc:date>
    <meta:editing-duration>PT24M16S</meta:editing-duration>
    <meta:editing-cycles>6</meta:editing-cycles>
    <meta:generator>LibreOffice/7.3.5.2$Windows_X86_64 LibreOffice_project/184fe81b8c8c30d8b5082578aee2fed2ea847c01</meta:generator>
    <meta:document-statistic meta:table-count="4" meta:cell-count="4288" meta:object-count="0"/>
  </office:meta>
</office:document-meta>
</file>